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1.2681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5362in"/>
    </style:style>
    <style:style style:name="co9" style:family="table-column">
      <style:table-column-properties fo:break-before="auto" style:column-width="1.611in"/>
    </style:style>
    <style:style style:name="co10" style:family="table-column">
      <style:table-column-properties fo:break-before="auto" style:column-width="1.7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color="#94006b" fo:font-weight="bold" style:font-weight-asian="bold" style:font-weight-complex="bold"/>
    </style:style>
    <style:style style:name="ce5" style:family="table-cell" style:parent-style-name="Default" style:data-style-name="N3">
      <style:table-cell-properties fo:border="0.06pt solid #000000"/>
      <style:text-properties fo:color="#94006b"/>
    </style:style>
    <style:style style:name="ce6" style:family="table-cell" style:parent-style-name="Default" style:data-style-name="N3">
      <style:table-cell-properties fo:border="0.06pt solid #000000"/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Sheet1" table:style-name="ta1">
        <table:shapes>
          <draw:frame draw:z-index="0" draw:style-name="gr1" draw:text-style-name="P1" svg:width="9.8268in" svg:height="6.7768in" svg:x="15.2634in" svg:y="0.4181in">
            <draw:object draw:notify-on-update-of-ranges="Sheet1.F3:Sheet1.F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row table:style-name="ro1">
          <table:table-cell/>
          <table:table-cell table:style-name="Default"/>
          <table:table-cell table:style-name="Default" office:value-type="float" office:value="0.5" calcext:value-type="float">
            <text:p>0.5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−(1000000×1)÷(ln (1 − 0.5 ^ (1 ÷ 1)))÷8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ce1"/>
          <table:table-cell table:style-name="ce2" office:value-type="float" office:value="1000" calcext:value-type="float">
            <text:p>1000</text:p>
          </table:table-cell>
          <table:table-cell table:style-name="ce2" table:formula="of:=[.C3]*10" office:value-type="float" office:value="10000" calcext:value-type="float">
            <text:p>10000</text:p>
          </table:table-cell>
          <table:table-cell table:style-name="ce2" table:formula="of:=[.D3]*10" office:value-type="float" office:value="100000" calcext:value-type="float">
            <text:p>100000</text:p>
          </table:table-cell>
          <table:table-cell table:style-name="ce4" table:formula="of:=[.E3]*10" office:value-type="float" office:value="1000000" calcext:value-type="float">
            <text:p>1000000</text:p>
          </table:table-cell>
          <table:table-cell table:style-name="ce2" table:formula="of:=[.F3]*10" office:value-type="float" office:value="10000000" calcext:value-type="float">
            <text:p>10000000</text:p>
          </table:table-cell>
          <table:table-cell table:style-name="ce2" table:formula="of:=[.G3]*10" office:value-type="float" office:value="100000000" calcext:value-type="float">
            <text:p>100000000</text:p>
          </table:table-cell>
          <table:table-cell table:style-name="ce2" table:formula="of:=[.H3]*10" office:value-type="float" office:value="1000000000" calcext:value-type="float">
            <text:p>1000000000</text:p>
          </table:table-cell>
          <table:table-cell table:style-name="ce2" table:formula="of:=[.I3]*10" office:value-type="float" office:value="10000000000" calcext:value-type="float">
            <text:p>10000000000</text:p>
          </table:table-cell>
          <table:table-cell table:style-name="ce2" table:formula="of:=[.J3]*10" office:value-type="float" office:value="100000000000" calcext:value-type="float">
            <text:p>100000000000</text:p>
          </table:table-cell>
          <table:table-cell table:style-name="ce2" table:formula="of:=[.K3]*10" office:value-type="float" office:value="1000000000000" calcext:value-type="float">
            <text:p>1000000000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-([.C3]*[.$B4])/(LN(1-POWER([.$C$1]; 1/[.$B4])))/8" office:value-type="float" office:value="180.33688011112" calcext:value-type="float">
            <text:p>180</text:p>
          </table:table-cell>
          <table:table-cell table:formula="of:=-([.D3]*[.$B4])/(LN(1-POWER([.$C$1]; 1/[.$B4])))/8" office:value-type="float" office:value="1803.3688011112" calcext:value-type="float">
            <text:p>1,803</text:p>
          </table:table-cell>
          <table:table-cell table:formula="of:=-([.E3]*[.$B4])/(LN(1-POWER([.$C$1]; 1/[.$B4])))/8" office:value-type="float" office:value="18033.688011112" calcext:value-type="float">
            <text:p>18,034</text:p>
          </table:table-cell>
          <table:table-cell table:formula="of:=-([.F3]*[.$B4])/(LN(1-POWER([.$C$1]; 1/[.$B4])))/8" office:value-type="float" office:value="180336.88011112" calcext:value-type="float">
            <text:p>180,337</text:p>
          </table:table-cell>
          <table:table-cell table:formula="of:=-([.G3]*[.$B4])/(LN(1-POWER([.$C$1]; 1/[.$B4])))/8" office:value-type="float" office:value="1803368.8011112" calcext:value-type="float">
            <text:p>1,803,369</text:p>
          </table:table-cell>
          <table:table-cell table:formula="of:=-([.H3]*[.$B4])/(LN(1-POWER([.$C$1]; 1/[.$B4])))/8" office:value-type="float" office:value="18033688.011112" calcext:value-type="float">
            <text:p>18,033,688</text:p>
          </table:table-cell>
          <table:table-cell table:formula="of:=-([.I3]*[.$B4])/(LN(1-POWER([.$C$1]; 1/[.$B4])))/8" office:value-type="float" office:value="180336880.11112" calcext:value-type="float">
            <text:p>180,336,880</text:p>
          </table:table-cell>
          <table:table-cell table:formula="of:=-([.J3]*[.$B4])/(LN(1-POWER([.$C$1]; 1/[.$B4])))/8" office:value-type="float" office:value="1803368801.1112" calcext:value-type="float">
            <text:p>1,803,368,801</text:p>
          </table:table-cell>
          <table:table-cell table:formula="of:=-([.K3]*[.$B4])/(LN(1-POWER([.$C$1]; 1/[.$B4])))/8" office:value-type="float" office:value="18033688011.112" calcext:value-type="float">
            <text:p>18,033,688,011</text:p>
          </table:table-cell>
          <table:table-cell table:formula="of:=-([.L3]*[.$B4])/(LN(1-POWER([.$C$1]; 1/[.$B4])))/8" office:value-type="float" office:value="180336880111.12" calcext:value-type="float">
            <text:p>180,336,880,111</text:p>
          </table:table-cell>
        </table:table-row>
        <table:table-row table:style-name="ro1">
          <table:table-cell/>
          <table:table-cell table:formula="of:=[.B4]+1" office:value-type="float" office:value="2" calcext:value-type="float">
            <text:p>2</text:p>
          </table:table-cell>
          <table:table-cell table:formula="of:=-([.C4]*[.$B5])/(LN(1-POWER([.$C$1]; 1/[.$B5])))/8" office:value-type="float" office:value="36.7151135335713" calcext:value-type="float">
            <text:p>37</text:p>
          </table:table-cell>
          <table:table-cell table:formula="of:=-([.D4]*[.$B5])/(LN(1-POWER([.$C$1]; 1/[.$B5])))/8" office:value-type="float" office:value="367.151135335713" calcext:value-type="float">
            <text:p>367</text:p>
          </table:table-cell>
          <table:table-cell table:formula="of:=-([.E4]*[.$B5])/(LN(1-POWER([.$C$1]; 1/[.$B5])))/8" office:value-type="float" office:value="3671.51135335713" calcext:value-type="float">
            <text:p>3,672</text:p>
          </table:table-cell>
          <table:table-cell table:formula="of:=-([.F4]*[.$B5])/(LN(1-POWER([.$C$1]; 1/[.$B5])))/8" office:value-type="float" office:value="36715.1135335713" calcext:value-type="float">
            <text:p>36,715</text:p>
          </table:table-cell>
          <table:table-cell table:formula="of:=-([.G4]*[.$B5])/(LN(1-POWER([.$C$1]; 1/[.$B5])))/8" office:value-type="float" office:value="367151.135335713" calcext:value-type="float">
            <text:p>367,151</text:p>
          </table:table-cell>
          <table:table-cell table:formula="of:=-([.H4]*[.$B5])/(LN(1-POWER([.$C$1]; 1/[.$B5])))/8" office:value-type="float" office:value="3671511.35335713" calcext:value-type="float">
            <text:p>3,671,511</text:p>
          </table:table-cell>
          <table:table-cell table:formula="of:=-([.I4]*[.$B5])/(LN(1-POWER([.$C$1]; 1/[.$B5])))/8" office:value-type="float" office:value="36715113.5335713" calcext:value-type="float">
            <text:p>36,715,114</text:p>
          </table:table-cell>
          <table:table-cell table:formula="of:=-([.J4]*[.$B5])/(LN(1-POWER([.$C$1]; 1/[.$B5])))/8" office:value-type="float" office:value="367151135.335713" calcext:value-type="float">
            <text:p>367,151,135</text:p>
          </table:table-cell>
          <table:table-cell table:formula="of:=-([.K4]*[.$B5])/(LN(1-POWER([.$C$1]; 1/[.$B5])))/8" office:value-type="float" office:value="3671511353.35713" calcext:value-type="float">
            <text:p>3,671,511,353</text:p>
          </table:table-cell>
          <table:table-cell table:formula="of:=-([.L4]*[.$B5])/(LN(1-POWER([.$C$1]; 1/[.$B5])))/8" office:value-type="float" office:value="36715113533.5713" calcext:value-type="float">
            <text:p>36,715,113,534</text:p>
          </table:table-cell>
        </table:table-row>
        <table:table-row table:style-name="ro1">
          <table:table-cell/>
          <table:table-cell table:formula="of:=[.B5]+1" office:value-type="float" office:value="3" calcext:value-type="float">
            <text:p>3</text:p>
          </table:table-cell>
          <table:table-cell table:formula="of:=-([.C5]*[.$B6])/(LN(1-POWER([.$C$1]; 1/[.$B6])))/8" office:value-type="float" office:value="8.72271744872379" calcext:value-type="float">
            <text:p>9</text:p>
          </table:table-cell>
          <table:table-cell table:formula="of:=-([.D5]*[.$B6])/(LN(1-POWER([.$C$1]; 1/[.$B6])))/8" office:value-type="float" office:value="87.2271744872379" calcext:value-type="float">
            <text:p>87</text:p>
          </table:table-cell>
          <table:table-cell table:formula="of:=-([.E5]*[.$B6])/(LN(1-POWER([.$C$1]; 1/[.$B6])))/8" office:value-type="float" office:value="872.27174487238" calcext:value-type="float">
            <text:p>872</text:p>
          </table:table-cell>
          <table:table-cell table:formula="of:=-([.F5]*[.$B6])/(LN(1-POWER([.$C$1]; 1/[.$B6])))/8" office:value-type="float" office:value="8722.71744872379" calcext:value-type="float">
            <text:p>8,723</text:p>
          </table:table-cell>
          <table:table-cell table:formula="of:=-([.G5]*[.$B6])/(LN(1-POWER([.$C$1]; 1/[.$B6])))/8" office:value-type="float" office:value="87227.174487238" calcext:value-type="float">
            <text:p>87,227</text:p>
          </table:table-cell>
          <table:table-cell table:formula="of:=-([.H5]*[.$B6])/(LN(1-POWER([.$C$1]; 1/[.$B6])))/8" office:value-type="float" office:value="872271.744872379" calcext:value-type="float">
            <text:p>872,272</text:p>
          </table:table-cell>
          <table:table-cell table:formula="of:=-([.I5]*[.$B6])/(LN(1-POWER([.$C$1]; 1/[.$B6])))/8" office:value-type="float" office:value="8722717.44872379" calcext:value-type="float">
            <text:p>8,722,717</text:p>
          </table:table-cell>
          <table:table-cell table:formula="of:=-([.J5]*[.$B6])/(LN(1-POWER([.$C$1]; 1/[.$B6])))/8" office:value-type="float" office:value="87227174.487238" calcext:value-type="float">
            <text:p>87,227,174</text:p>
          </table:table-cell>
          <table:table-cell table:formula="of:=-([.K5]*[.$B6])/(LN(1-POWER([.$C$1]; 1/[.$B6])))/8" office:value-type="float" office:value="872271744.872379" calcext:value-type="float">
            <text:p>872,271,745</text:p>
          </table:table-cell>
          <table:table-cell table:formula="of:=-([.L5]*[.$B6])/(LN(1-POWER([.$C$1]; 1/[.$B6])))/8" office:value-type="float" office:value="8722717448.72379" calcext:value-type="float">
            <text:p>8,722,717,449</text:p>
          </table:table-cell>
        </table:table-row>
        <table:table-row table:style-name="ro1">
          <table:table-cell/>
          <table:table-cell table:formula="of:=[.B6]+1" office:value-type="float" office:value="4" calcext:value-type="float">
            <text:p>4</text:p>
          </table:table-cell>
          <table:table-cell table:formula="of:=-([.C6]*[.$B7])/(LN(1-POWER([.$C$1]; 1/[.$B7])))/8" office:value-type="float" office:value="2.37262494247397" calcext:value-type="float">
            <text:p>2</text:p>
          </table:table-cell>
          <table:table-cell table:formula="of:=-([.D6]*[.$B7])/(LN(1-POWER([.$C$1]; 1/[.$B7])))/8" office:value-type="float" office:value="23.7262494247397" calcext:value-type="float">
            <text:p>24</text:p>
          </table:table-cell>
          <table:table-cell table:formula="of:=-([.E6]*[.$B7])/(LN(1-POWER([.$C$1]; 1/[.$B7])))/8" office:value-type="float" office:value="237.262494247397" calcext:value-type="float">
            <text:p>237</text:p>
          </table:table-cell>
          <table:table-cell table:style-name="ce6" table:formula="of:=-([.F6]*[.$B7])/(LN(1-POWER([.$C$1]; 1/[.$B7])))/8" office:value-type="float" office:value="2372.62494247397" calcext:value-type="float">
            <text:p>2,373</text:p>
          </table:table-cell>
          <table:table-cell table:formula="of:=-([.G6]*[.$B7])/(LN(1-POWER([.$C$1]; 1/[.$B7])))/8" office:value-type="float" office:value="23726.2494247397" calcext:value-type="float">
            <text:p>23,726</text:p>
          </table:table-cell>
          <table:table-cell table:formula="of:=-([.H6]*[.$B7])/(LN(1-POWER([.$C$1]; 1/[.$B7])))/8" office:value-type="float" office:value="237262.494247397" calcext:value-type="float">
            <text:p>237,262</text:p>
          </table:table-cell>
          <table:table-cell table:formula="of:=-([.I6]*[.$B7])/(LN(1-POWER([.$C$1]; 1/[.$B7])))/8" office:value-type="float" office:value="2372624.94247397" calcext:value-type="float">
            <text:p>2,372,625</text:p>
          </table:table-cell>
          <table:table-cell table:formula="of:=-([.J6]*[.$B7])/(LN(1-POWER([.$C$1]; 1/[.$B7])))/8" office:value-type="float" office:value="23726249.4247397" calcext:value-type="float">
            <text:p>23,726,249</text:p>
          </table:table-cell>
          <table:table-cell table:formula="of:=-([.K6]*[.$B7])/(LN(1-POWER([.$C$1]; 1/[.$B7])))/8" office:value-type="float" office:value="237262494.247397" calcext:value-type="float">
            <text:p>237,262,494</text:p>
          </table:table-cell>
          <table:table-cell table:formula="of:=-([.L6]*[.$B7])/(LN(1-POWER([.$C$1]; 1/[.$B7])))/8" office:value-type="float" office:value="2372624942.47397" calcext:value-type="float">
            <text:p>2,372,624,942</text:p>
          </table:table-cell>
        </table:table-row>
        <table:table-row table:style-name="ro1">
          <table:table-cell/>
          <table:table-cell table:formula="of:=[.B7]+1" office:value-type="float" office:value="5" calcext:value-type="float">
            <text:p>5</text:p>
          </table:table-cell>
          <table:table-cell table:formula="of:=-([.C7]*[.$B8])/(LN(1-POWER([.$C$1]; 1/[.$B8])))/8" office:value-type="float" office:value="0.725319652813006" calcext:value-type="float">
            <text:p>1</text:p>
          </table:table-cell>
          <table:table-cell table:formula="of:=-([.D7]*[.$B8])/(LN(1-POWER([.$C$1]; 1/[.$B8])))/8" office:value-type="float" office:value="7.25319652813006" calcext:value-type="float">
            <text:p>7</text:p>
          </table:table-cell>
          <table:table-cell table:formula="of:=-([.E7]*[.$B8])/(LN(1-POWER([.$C$1]; 1/[.$B8])))/8" office:value-type="float" office:value="72.5319652813006" calcext:value-type="float">
            <text:p>73</text:p>
          </table:table-cell>
          <table:table-cell table:formula="of:=-([.F7]*[.$B8])/(LN(1-POWER([.$C$1]; 1/[.$B8])))/8" office:value-type="float" office:value="725.319652813006" calcext:value-type="float">
            <text:p>725</text:p>
          </table:table-cell>
          <table:table-cell table:formula="of:=-([.G7]*[.$B8])/(LN(1-POWER([.$C$1]; 1/[.$B8])))/8" office:value-type="float" office:value="7253.19652813006" calcext:value-type="float">
            <text:p>7,253</text:p>
          </table:table-cell>
          <table:table-cell table:formula="of:=-([.H7]*[.$B8])/(LN(1-POWER([.$C$1]; 1/[.$B8])))/8" office:value-type="float" office:value="72531.9652813006" calcext:value-type="float">
            <text:p>72,532</text:p>
          </table:table-cell>
          <table:table-cell table:formula="of:=-([.I7]*[.$B8])/(LN(1-POWER([.$C$1]; 1/[.$B8])))/8" office:value-type="float" office:value="725319.652813006" calcext:value-type="float">
            <text:p>725,320</text:p>
          </table:table-cell>
          <table:table-cell table:formula="of:=-([.J7]*[.$B8])/(LN(1-POWER([.$C$1]; 1/[.$B8])))/8" office:value-type="float" office:value="7253196.52813006" calcext:value-type="float">
            <text:p>7,253,197</text:p>
          </table:table-cell>
          <table:table-cell table:formula="of:=-([.K7]*[.$B8])/(LN(1-POWER([.$C$1]; 1/[.$B8])))/8" office:value-type="float" office:value="72531965.2813006" calcext:value-type="float">
            <text:p>72,531,965</text:p>
          </table:table-cell>
          <table:table-cell table:formula="of:=-([.L7]*[.$B8])/(LN(1-POWER([.$C$1]; 1/[.$B8])))/8" office:value-type="float" office:value="725319652.813006" calcext:value-type="float">
            <text:p>725,319,653</text:p>
          </table:table-cell>
        </table:table-row>
        <table:table-row table:style-name="ro1">
          <table:table-cell/>
          <table:table-cell table:formula="of:=[.B8]+1" office:value-type="float" office:value="6" calcext:value-type="float">
            <text:p>6</text:p>
          </table:table-cell>
          <table:table-cell table:formula="of:=-([.C8]*[.$B9])/(LN(1-POWER([.$C$1]; 1/[.$B9])))/8" office:value-type="float" office:value="0.245540503334655" calcext:value-type="float">
            <text:p>0</text:p>
          </table:table-cell>
          <table:table-cell table:formula="of:=-([.D8]*[.$B9])/(LN(1-POWER([.$C$1]; 1/[.$B9])))/8" office:value-type="float" office:value="2.45540503334655" calcext:value-type="float">
            <text:p>2</text:p>
          </table:table-cell>
          <table:table-cell table:formula="of:=-([.E8]*[.$B9])/(LN(1-POWER([.$C$1]; 1/[.$B9])))/8" office:value-type="float" office:value="24.5540503334655" calcext:value-type="float">
            <text:p>25</text:p>
          </table:table-cell>
          <table:table-cell table:formula="of:=-([.F8]*[.$B9])/(LN(1-POWER([.$C$1]; 1/[.$B9])))/8" office:value-type="float" office:value="245.540503334655" calcext:value-type="float">
            <text:p>246</text:p>
          </table:table-cell>
          <table:table-cell table:formula="of:=-([.G8]*[.$B9])/(LN(1-POWER([.$C$1]; 1/[.$B9])))/8" office:value-type="float" office:value="2455.40503334655" calcext:value-type="float">
            <text:p>2,455</text:p>
          </table:table-cell>
          <table:table-cell table:formula="of:=-([.H8]*[.$B9])/(LN(1-POWER([.$C$1]; 1/[.$B9])))/8" office:value-type="float" office:value="24554.0503334655" calcext:value-type="float">
            <text:p>24,554</text:p>
          </table:table-cell>
          <table:table-cell table:formula="of:=-([.I8]*[.$B9])/(LN(1-POWER([.$C$1]; 1/[.$B9])))/8" office:value-type="float" office:value="245540.503334655" calcext:value-type="float">
            <text:p>245,541</text:p>
          </table:table-cell>
          <table:table-cell table:formula="of:=-([.J8]*[.$B9])/(LN(1-POWER([.$C$1]; 1/[.$B9])))/8" office:value-type="float" office:value="2455405.03334655" calcext:value-type="float">
            <text:p>2,455,405</text:p>
          </table:table-cell>
          <table:table-cell table:formula="of:=-([.K8]*[.$B9])/(LN(1-POWER([.$C$1]; 1/[.$B9])))/8" office:value-type="float" office:value="24554050.3334655" calcext:value-type="float">
            <text:p>24,554,050</text:p>
          </table:table-cell>
          <table:table-cell table:formula="of:=-([.L8]*[.$B9])/(LN(1-POWER([.$C$1]; 1/[.$B9])))/8" office:value-type="float" office:value="245540503.334655" calcext:value-type="float">
            <text:p>245,540,503</text:p>
          </table:table-cell>
        </table:table-row>
        <table:table-row table:style-name="ro1">
          <table:table-cell/>
          <table:table-cell table:formula="of:=[.B9]+1" office:value-type="float" office:value="7" calcext:value-type="float">
            <text:p>7</text:p>
          </table:table-cell>
          <table:table-cell table:formula="of:=-([.C9]*[.$B10])/(LN(1-POWER([.$C$1]; 1/[.$B10])))/8" office:value-type="float" office:value="0.0909784712349596" calcext:value-type="float">
            <text:p>0</text:p>
          </table:table-cell>
          <table:table-cell table:formula="of:=-([.D9]*[.$B10])/(LN(1-POWER([.$C$1]; 1/[.$B10])))/8" office:value-type="float" office:value="0.909784712349596" calcext:value-type="float">
            <text:p>1</text:p>
          </table:table-cell>
          <table:table-cell table:formula="of:=-([.E9]*[.$B10])/(LN(1-POWER([.$C$1]; 1/[.$B10])))/8" office:value-type="float" office:value="9.09784712349597" calcext:value-type="float">
            <text:p>9</text:p>
          </table:table-cell>
          <table:table-cell table:formula="of:=-([.F9]*[.$B10])/(LN(1-POWER([.$C$1]; 1/[.$B10])))/8" office:value-type="float" office:value="90.9784712349596" calcext:value-type="float">
            <text:p>91</text:p>
          </table:table-cell>
          <table:table-cell table:formula="of:=-([.G9]*[.$B10])/(LN(1-POWER([.$C$1]; 1/[.$B10])))/8" office:value-type="float" office:value="909.784712349596" calcext:value-type="float">
            <text:p>910</text:p>
          </table:table-cell>
          <table:table-cell table:formula="of:=-([.H9]*[.$B10])/(LN(1-POWER([.$C$1]; 1/[.$B10])))/8" office:value-type="float" office:value="9097.84712349596" calcext:value-type="float">
            <text:p>9,098</text:p>
          </table:table-cell>
          <table:table-cell table:formula="of:=-([.I9]*[.$B10])/(LN(1-POWER([.$C$1]; 1/[.$B10])))/8" office:value-type="float" office:value="90978.4712349596" calcext:value-type="float">
            <text:p>90,978</text:p>
          </table:table-cell>
          <table:table-cell table:formula="of:=-([.J9]*[.$B10])/(LN(1-POWER([.$C$1]; 1/[.$B10])))/8" office:value-type="float" office:value="909784.712349596" calcext:value-type="float">
            <text:p>909,785</text:p>
          </table:table-cell>
          <table:table-cell table:formula="of:=-([.K9]*[.$B10])/(LN(1-POWER([.$C$1]; 1/[.$B10])))/8" office:value-type="float" office:value="9097847.12349596" calcext:value-type="float">
            <text:p>9,097,847</text:p>
          </table:table-cell>
          <table:table-cell table:formula="of:=-([.L9]*[.$B10])/(LN(1-POWER([.$C$1]; 1/[.$B10])))/8" office:value-type="float" office:value="90978471.2349596" calcext:value-type="float">
            <text:p>90,978,471</text:p>
          </table:table-cell>
        </table:table-row>
        <table:table-row table:style-name="ro1">
          <table:table-cell/>
          <table:table-cell table:formula="of:=[.B10]+1" office:value-type="float" office:value="8" calcext:value-type="float">
            <text:p>8</text:p>
          </table:table-cell>
          <table:table-cell table:formula="of:=-([.C10]*[.$B11])/(LN(1-POWER([.$C$1]; 1/[.$B11])))/8" office:value-type="float" office:value="0.0365527559619178" calcext:value-type="float">
            <text:p>0</text:p>
          </table:table-cell>
          <table:table-cell table:formula="of:=-([.D10]*[.$B11])/(LN(1-POWER([.$C$1]; 1/[.$B11])))/8" office:value-type="float" office:value="0.365527559619178" calcext:value-type="float">
            <text:p>0</text:p>
          </table:table-cell>
          <table:table-cell table:formula="of:=-([.E10]*[.$B11])/(LN(1-POWER([.$C$1]; 1/[.$B11])))/8" office:value-type="float" office:value="3.65527559619178" calcext:value-type="float">
            <text:p>4</text:p>
          </table:table-cell>
          <table:table-cell table:formula="of:=-([.F10]*[.$B11])/(LN(1-POWER([.$C$1]; 1/[.$B11])))/8" office:value-type="float" office:value="36.5527559619178" calcext:value-type="float">
            <text:p>37</text:p>
          </table:table-cell>
          <table:table-cell table:formula="of:=-([.G10]*[.$B11])/(LN(1-POWER([.$C$1]; 1/[.$B11])))/8" office:value-type="float" office:value="365.527559619178" calcext:value-type="float">
            <text:p>366</text:p>
          </table:table-cell>
          <table:table-cell table:formula="of:=-([.H10]*[.$B11])/(LN(1-POWER([.$C$1]; 1/[.$B11])))/8" office:value-type="float" office:value="3655.27559619178" calcext:value-type="float">
            <text:p>3,655</text:p>
          </table:table-cell>
          <table:table-cell table:formula="of:=-([.I10]*[.$B11])/(LN(1-POWER([.$C$1]; 1/[.$B11])))/8" office:value-type="float" office:value="36552.7559619178" calcext:value-type="float">
            <text:p>36,553</text:p>
          </table:table-cell>
          <table:table-cell table:formula="of:=-([.J10]*[.$B11])/(LN(1-POWER([.$C$1]; 1/[.$B11])))/8" office:value-type="float" office:value="365527.559619178" calcext:value-type="float">
            <text:p>365,528</text:p>
          </table:table-cell>
          <table:table-cell table:formula="of:=-([.K10]*[.$B11])/(LN(1-POWER([.$C$1]; 1/[.$B11])))/8" office:value-type="float" office:value="3655275.59619178" calcext:value-type="float">
            <text:p>3,655,276</text:p>
          </table:table-cell>
          <table:table-cell table:formula="of:=-([.L10]*[.$B11])/(LN(1-POWER([.$C$1]; 1/[.$B11])))/8" office:value-type="float" office:value="36552755.9619178" calcext:value-type="float">
            <text:p>36,552,756</text:p>
          </table:table-cell>
        </table:table-row>
        <table:table-row table:style-name="ro1">
          <table:table-cell/>
          <table:table-cell table:formula="of:=[.B11]+1" office:value-type="float" office:value="9" calcext:value-type="float">
            <text:p>9</text:p>
          </table:table-cell>
          <table:table-cell table:formula="of:=-([.C11]*[.$B12])/(LN(1-POWER([.$C$1]; 1/[.$B12])))/8" office:value-type="float" office:value="0.0158039483195487" calcext:value-type="float">
            <text:p>0</text:p>
          </table:table-cell>
          <table:table-cell table:formula="of:=-([.D11]*[.$B12])/(LN(1-POWER([.$C$1]; 1/[.$B12])))/8" office:value-type="float" office:value="0.158039483195487" calcext:value-type="float">
            <text:p>0</text:p>
          </table:table-cell>
          <table:table-cell table:formula="of:=-([.E11]*[.$B12])/(LN(1-POWER([.$C$1]; 1/[.$B12])))/8" office:value-type="float" office:value="1.58039483195487" calcext:value-type="float">
            <text:p>2</text:p>
          </table:table-cell>
          <table:table-cell table:formula="of:=-([.F11]*[.$B12])/(LN(1-POWER([.$C$1]; 1/[.$B12])))/8" office:value-type="float" office:value="15.8039483195487" calcext:value-type="float">
            <text:p>16</text:p>
          </table:table-cell>
          <table:table-cell table:formula="of:=-([.G11]*[.$B12])/(LN(1-POWER([.$C$1]; 1/[.$B12])))/8" office:value-type="float" office:value="158.039483195487" calcext:value-type="float">
            <text:p>158</text:p>
          </table:table-cell>
          <table:table-cell table:formula="of:=-([.H11]*[.$B12])/(LN(1-POWER([.$C$1]; 1/[.$B12])))/8" office:value-type="float" office:value="1580.39483195487" calcext:value-type="float">
            <text:p>1,580</text:p>
          </table:table-cell>
          <table:table-cell table:formula="of:=-([.I11]*[.$B12])/(LN(1-POWER([.$C$1]; 1/[.$B12])))/8" office:value-type="float" office:value="15803.9483195487" calcext:value-type="float">
            <text:p>15,804</text:p>
          </table:table-cell>
          <table:table-cell table:formula="of:=-([.J11]*[.$B12])/(LN(1-POWER([.$C$1]; 1/[.$B12])))/8" office:value-type="float" office:value="158039.483195487" calcext:value-type="float">
            <text:p>158,039</text:p>
          </table:table-cell>
          <table:table-cell table:formula="of:=-([.K11]*[.$B12])/(LN(1-POWER([.$C$1]; 1/[.$B12])))/8" office:value-type="float" office:value="1580394.83195487" calcext:value-type="float">
            <text:p>1,580,395</text:p>
          </table:table-cell>
          <table:table-cell table:formula="of:=-([.L11]*[.$B12])/(LN(1-POWER([.$C$1]; 1/[.$B12])))/8" office:value-type="float" office:value="15803948.3195487" calcext:value-type="float">
            <text:p>15,803,948</text:p>
          </table:table-cell>
        </table:table-row>
        <table:table-row table:style-name="ro1">
          <table:table-cell/>
          <table:table-cell table:formula="of:=[.B12]+1" office:value-type="float" office:value="10" calcext:value-type="float">
            <text:p>10</text:p>
          </table:table-cell>
          <table:table-cell table:formula="of:=-([.C12]*[.$B13])/(LN(1-POWER([.$C$1]; 1/[.$B13])))/8" office:value-type="float" office:value="0.00730702130990242" calcext:value-type="float">
            <text:p>0</text:p>
          </table:table-cell>
          <table:table-cell table:formula="of:=-([.D12]*[.$B13])/(LN(1-POWER([.$C$1]; 1/[.$B13])))/8" office:value-type="float" office:value="0.0730702130990242" calcext:value-type="float">
            <text:p>0</text:p>
          </table:table-cell>
          <table:table-cell table:formula="of:=-([.E12]*[.$B13])/(LN(1-POWER([.$C$1]; 1/[.$B13])))/8" office:value-type="float" office:value="0.730702130990242" calcext:value-type="float">
            <text:p>1</text:p>
          </table:table-cell>
          <table:table-cell table:formula="of:=-([.F12]*[.$B13])/(LN(1-POWER([.$C$1]; 1/[.$B13])))/8" office:value-type="float" office:value="7.30702130990242" calcext:value-type="float">
            <text:p>7</text:p>
          </table:table-cell>
          <table:table-cell table:formula="of:=-([.G12]*[.$B13])/(LN(1-POWER([.$C$1]; 1/[.$B13])))/8" office:value-type="float" office:value="73.0702130990242" calcext:value-type="float">
            <text:p>73</text:p>
          </table:table-cell>
          <table:table-cell table:formula="of:=-([.H12]*[.$B13])/(LN(1-POWER([.$C$1]; 1/[.$B13])))/8" office:value-type="float" office:value="730.702130990242" calcext:value-type="float">
            <text:p>731</text:p>
          </table:table-cell>
          <table:table-cell table:formula="of:=-([.I12]*[.$B13])/(LN(1-POWER([.$C$1]; 1/[.$B13])))/8" office:value-type="float" office:value="7307.02130990242" calcext:value-type="float">
            <text:p>7,307</text:p>
          </table:table-cell>
          <table:table-cell table:formula="of:=-([.J12]*[.$B13])/(LN(1-POWER([.$C$1]; 1/[.$B13])))/8" office:value-type="float" office:value="73070.2130990242" calcext:value-type="float">
            <text:p>73,070</text:p>
          </table:table-cell>
          <table:table-cell table:formula="of:=-([.K12]*[.$B13])/(LN(1-POWER([.$C$1]; 1/[.$B13])))/8" office:value-type="float" office:value="730702.130990242" calcext:value-type="float">
            <text:p>730,702</text:p>
          </table:table-cell>
          <table:table-cell table:formula="of:=-([.L12]*[.$B13])/(LN(1-POWER([.$C$1]; 1/[.$B13])))/8" office:value-type="float" office:value="7307021.30990241" calcext:value-type="float">
            <text:p>7,307,021</text:p>
          </table:table-cell>
        </table:table-row>
        <table:table-row table:style-name="ro1">
          <table:table-cell/>
          <table:table-cell table:formula="of:=[.B13]+1" office:value-type="float" office:value="11" calcext:value-type="float">
            <text:p>11</text:p>
          </table:table-cell>
          <table:table-cell table:formula="of:=-([.C13]*[.$B14])/(LN(1-POWER([.$C$1]; 1/[.$B14])))/8" office:value-type="float" office:value="0.00359372486830649" calcext:value-type="float">
            <text:p>0</text:p>
          </table:table-cell>
          <table:table-cell table:formula="of:=-([.D13]*[.$B14])/(LN(1-POWER([.$C$1]; 1/[.$B14])))/8" office:value-type="float" office:value="0.0359372486830649" calcext:value-type="float">
            <text:p>0</text:p>
          </table:table-cell>
          <table:table-cell table:formula="of:=-([.E13]*[.$B14])/(LN(1-POWER([.$C$1]; 1/[.$B14])))/8" office:value-type="float" office:value="0.359372486830649" calcext:value-type="float">
            <text:p>0</text:p>
          </table:table-cell>
          <table:table-cell table:formula="of:=-([.F13]*[.$B14])/(LN(1-POWER([.$C$1]; 1/[.$B14])))/8" office:value-type="float" office:value="3.59372486830649" calcext:value-type="float">
            <text:p>4</text:p>
          </table:table-cell>
          <table:table-cell table:formula="of:=-([.G13]*[.$B14])/(LN(1-POWER([.$C$1]; 1/[.$B14])))/8" office:value-type="float" office:value="35.9372486830649" calcext:value-type="float">
            <text:p>36</text:p>
          </table:table-cell>
          <table:table-cell table:formula="of:=-([.H13]*[.$B14])/(LN(1-POWER([.$C$1]; 1/[.$B14])))/8" office:value-type="float" office:value="359.372486830649" calcext:value-type="float">
            <text:p>359</text:p>
          </table:table-cell>
          <table:table-cell table:formula="of:=-([.I13]*[.$B14])/(LN(1-POWER([.$C$1]; 1/[.$B14])))/8" office:value-type="float" office:value="3593.72486830649" calcext:value-type="float">
            <text:p>3,594</text:p>
          </table:table-cell>
          <table:table-cell table:formula="of:=-([.J13]*[.$B14])/(LN(1-POWER([.$C$1]; 1/[.$B14])))/8" office:value-type="float" office:value="35937.2486830649" calcext:value-type="float">
            <text:p>35,937</text:p>
          </table:table-cell>
          <table:table-cell table:formula="of:=-([.K13]*[.$B14])/(LN(1-POWER([.$C$1]; 1/[.$B14])))/8" office:value-type="float" office:value="359372.486830649" calcext:value-type="float">
            <text:p>359,372</text:p>
          </table:table-cell>
          <table:table-cell table:formula="of:=-([.L13]*[.$B14])/(LN(1-POWER([.$C$1]; 1/[.$B14])))/8" office:value-type="float" office:value="3593724.86830649" calcext:value-type="float">
            <text:p>3,593,725</text:p>
          </table:table-cell>
        </table:table-row>
        <table:table-row table:style-name="ro1">
          <table:table-cell/>
          <table:table-cell table:formula="of:=[.B14]+1" office:value-type="float" office:value="12" calcext:value-type="float">
            <text:p>12</text:p>
          </table:table-cell>
          <table:table-cell table:formula="of:=-([.C14]*[.$B15])/(LN(1-POWER([.$C$1]; 1/[.$B15])))/8" office:value-type="float" office:value="0.00187162662679189" calcext:value-type="float">
            <text:p>0</text:p>
          </table:table-cell>
          <table:table-cell table:formula="of:=-([.D14]*[.$B15])/(LN(1-POWER([.$C$1]; 1/[.$B15])))/8" office:value-type="float" office:value="0.0187162662679189" calcext:value-type="float">
            <text:p>0</text:p>
          </table:table-cell>
          <table:table-cell table:formula="of:=-([.E14]*[.$B15])/(LN(1-POWER([.$C$1]; 1/[.$B15])))/8" office:value-type="float" office:value="0.187162662679189" calcext:value-type="float">
            <text:p>0</text:p>
          </table:table-cell>
          <table:table-cell table:formula="of:=-([.F14]*[.$B15])/(LN(1-POWER([.$C$1]; 1/[.$B15])))/8" office:value-type="float" office:value="1.87162662679189" calcext:value-type="float">
            <text:p>2</text:p>
          </table:table-cell>
          <table:table-cell table:formula="of:=-([.G14]*[.$B15])/(LN(1-POWER([.$C$1]; 1/[.$B15])))/8" office:value-type="float" office:value="18.7162662679189" calcext:value-type="float">
            <text:p>19</text:p>
          </table:table-cell>
          <table:table-cell table:formula="of:=-([.H14]*[.$B15])/(LN(1-POWER([.$C$1]; 1/[.$B15])))/8" office:value-type="float" office:value="187.162662679189" calcext:value-type="float">
            <text:p>187</text:p>
          </table:table-cell>
          <table:table-cell table:formula="of:=-([.I14]*[.$B15])/(LN(1-POWER([.$C$1]; 1/[.$B15])))/8" office:value-type="float" office:value="1871.62662679189" calcext:value-type="float">
            <text:p>1,872</text:p>
          </table:table-cell>
          <table:table-cell table:formula="of:=-([.J14]*[.$B15])/(LN(1-POWER([.$C$1]; 1/[.$B15])))/8" office:value-type="float" office:value="18716.2662679189" calcext:value-type="float">
            <text:p>18,716</text:p>
          </table:table-cell>
          <table:table-cell table:formula="of:=-([.K14]*[.$B15])/(LN(1-POWER([.$C$1]; 1/[.$B15])))/8" office:value-type="float" office:value="187162.662679189" calcext:value-type="float">
            <text:p>187,163</text:p>
          </table:table-cell>
          <table:table-cell table:formula="of:=-([.L14]*[.$B15])/(LN(1-POWER([.$C$1]; 1/[.$B15])))/8" office:value-type="float" office:value="1871626.62679188" calcext:value-type="float">
            <text:p>1,871,627</text:p>
          </table:table-cell>
        </table:table-row>
        <table:table-row table:style-name="ro1">
          <table:table-cell/>
          <table:table-cell table:formula="of:=[.B15]+1" office:value-type="float" office:value="13" calcext:value-type="float">
            <text:p>13</text:p>
          </table:table-cell>
          <table:table-cell table:formula="of:=-([.C15]*[.$B16])/(LN(1-POWER([.$C$1]; 1/[.$B16])))/8" office:value-type="float" office:value="0.00102819129197731" calcext:value-type="float">
            <text:p>0</text:p>
          </table:table-cell>
          <table:table-cell table:formula="of:=-([.D15]*[.$B16])/(LN(1-POWER([.$C$1]; 1/[.$B16])))/8" office:value-type="float" office:value="0.0102819129197731" calcext:value-type="float">
            <text:p>0</text:p>
          </table:table-cell>
          <table:table-cell table:formula="of:=-([.E15]*[.$B16])/(LN(1-POWER([.$C$1]; 1/[.$B16])))/8" office:value-type="float" office:value="0.102819129197731" calcext:value-type="float">
            <text:p>0</text:p>
          </table:table-cell>
          <table:table-cell table:formula="of:=-([.F15]*[.$B16])/(LN(1-POWER([.$C$1]; 1/[.$B16])))/8" office:value-type="float" office:value="1.02819129197731" calcext:value-type="float">
            <text:p>1</text:p>
          </table:table-cell>
          <table:table-cell table:formula="of:=-([.G15]*[.$B16])/(LN(1-POWER([.$C$1]; 1/[.$B16])))/8" office:value-type="float" office:value="10.2819129197731" calcext:value-type="float">
            <text:p>10</text:p>
          </table:table-cell>
          <table:table-cell table:formula="of:=-([.H15]*[.$B16])/(LN(1-POWER([.$C$1]; 1/[.$B16])))/8" office:value-type="float" office:value="102.819129197731" calcext:value-type="float">
            <text:p>103</text:p>
          </table:table-cell>
          <table:table-cell table:formula="of:=-([.I15]*[.$B16])/(LN(1-POWER([.$C$1]; 1/[.$B16])))/8" office:value-type="float" office:value="1028.19129197731" calcext:value-type="float">
            <text:p>1,028</text:p>
          </table:table-cell>
          <table:table-cell table:formula="of:=-([.J15]*[.$B16])/(LN(1-POWER([.$C$1]; 1/[.$B16])))/8" office:value-type="float" office:value="10281.9129197731" calcext:value-type="float">
            <text:p>10,282</text:p>
          </table:table-cell>
          <table:table-cell table:formula="of:=-([.K15]*[.$B16])/(LN(1-POWER([.$C$1]; 1/[.$B16])))/8" office:value-type="float" office:value="102819.129197731" calcext:value-type="float">
            <text:p>102,819</text:p>
          </table:table-cell>
          <table:table-cell table:formula="of:=-([.L15]*[.$B16])/(LN(1-POWER([.$C$1]; 1/[.$B16])))/8" office:value-type="float" office:value="1028191.29197731" calcext:value-type="float">
            <text:p>1,028,191</text:p>
          </table:table-cell>
        </table:table-row>
        <table:table-row table:style-name="ro1">
          <table:table-cell/>
          <table:table-cell table:formula="of:=[.B16]+1" office:value-type="float" office:value="14" calcext:value-type="float">
            <text:p>14</text:p>
          </table:table-cell>
          <table:table-cell table:formula="of:=-([.C16]*[.$B17])/(LN(1-POWER([.$C$1]; 1/[.$B17])))/8" office:value-type="float" office:value="0.000593796080453104" calcext:value-type="float">
            <text:p>0</text:p>
          </table:table-cell>
          <table:table-cell table:formula="of:=-([.D16]*[.$B17])/(LN(1-POWER([.$C$1]; 1/[.$B17])))/8" office:value-type="float" office:value="0.00593796080453104" calcext:value-type="float">
            <text:p>0</text:p>
          </table:table-cell>
          <table:table-cell table:formula="of:=-([.E16]*[.$B17])/(LN(1-POWER([.$C$1]; 1/[.$B17])))/8" office:value-type="float" office:value="0.0593796080453104" calcext:value-type="float">
            <text:p>0</text:p>
          </table:table-cell>
          <table:table-cell table:formula="of:=-([.F16]*[.$B17])/(LN(1-POWER([.$C$1]; 1/[.$B17])))/8" office:value-type="float" office:value="0.593796080453104" calcext:value-type="float">
            <text:p>1</text:p>
          </table:table-cell>
          <table:table-cell table:formula="of:=-([.G16]*[.$B17])/(LN(1-POWER([.$C$1]; 1/[.$B17])))/8" office:value-type="float" office:value="5.93796080453104" calcext:value-type="float">
            <text:p>6</text:p>
          </table:table-cell>
          <table:table-cell table:formula="of:=-([.H16]*[.$B17])/(LN(1-POWER([.$C$1]; 1/[.$B17])))/8" office:value-type="float" office:value="59.3796080453104" calcext:value-type="float">
            <text:p>59</text:p>
          </table:table-cell>
          <table:table-cell table:formula="of:=-([.I16]*[.$B17])/(LN(1-POWER([.$C$1]; 1/[.$B17])))/8" office:value-type="float" office:value="593.796080453104" calcext:value-type="float">
            <text:p>594</text:p>
          </table:table-cell>
          <table:table-cell table:formula="of:=-([.J16]*[.$B17])/(LN(1-POWER([.$C$1]; 1/[.$B17])))/8" office:value-type="float" office:value="5937.96080453104" calcext:value-type="float">
            <text:p>5,938</text:p>
          </table:table-cell>
          <table:table-cell table:formula="of:=-([.K16]*[.$B17])/(LN(1-POWER([.$C$1]; 1/[.$B17])))/8" office:value-type="float" office:value="59379.6080453104" calcext:value-type="float">
            <text:p>59,380</text:p>
          </table:table-cell>
          <table:table-cell table:formula="of:=-([.L16]*[.$B17])/(LN(1-POWER([.$C$1]; 1/[.$B17])))/8" office:value-type="float" office:value="593796.080453104" calcext:value-type="float">
            <text:p>593,796</text:p>
          </table:table-cell>
        </table:table-row>
        <table:table-row table:style-name="ro1">
          <table:table-cell/>
          <table:table-cell table:formula="of:=[.B17]+1" office:value-type="float" office:value="15" calcext:value-type="float">
            <text:p>15</text:p>
          </table:table-cell>
          <table:table-cell table:formula="of:=-([.C17]*[.$B18])/(LN(1-POWER([.$C$1]; 1/[.$B18])))/8" office:value-type="float" office:value="0.000359431553009547" calcext:value-type="float">
            <text:p>0</text:p>
          </table:table-cell>
          <table:table-cell table:formula="of:=-([.D17]*[.$B18])/(LN(1-POWER([.$C$1]; 1/[.$B18])))/8" office:value-type="float" office:value="0.00359431553009547" calcext:value-type="float">
            <text:p>0</text:p>
          </table:table-cell>
          <table:table-cell table:formula="of:=-([.E17]*[.$B18])/(LN(1-POWER([.$C$1]; 1/[.$B18])))/8" office:value-type="float" office:value="0.0359431553009547" calcext:value-type="float">
            <text:p>0</text:p>
          </table:table-cell>
          <table:table-cell table:formula="of:=-([.F17]*[.$B18])/(LN(1-POWER([.$C$1]; 1/[.$B18])))/8" office:value-type="float" office:value="0.359431553009547" calcext:value-type="float">
            <text:p>0</text:p>
          </table:table-cell>
          <table:table-cell table:formula="of:=-([.G17]*[.$B18])/(LN(1-POWER([.$C$1]; 1/[.$B18])))/8" office:value-type="float" office:value="3.59431553009547" calcext:value-type="float">
            <text:p>4</text:p>
          </table:table-cell>
          <table:table-cell table:formula="of:=-([.H17]*[.$B18])/(LN(1-POWER([.$C$1]; 1/[.$B18])))/8" office:value-type="float" office:value="35.9431553009547" calcext:value-type="float">
            <text:p>36</text:p>
          </table:table-cell>
          <table:table-cell table:formula="of:=-([.I17]*[.$B18])/(LN(1-POWER([.$C$1]; 1/[.$B18])))/8" office:value-type="float" office:value="359.431553009547" calcext:value-type="float">
            <text:p>359</text:p>
          </table:table-cell>
          <table:table-cell table:formula="of:=-([.J17]*[.$B18])/(LN(1-POWER([.$C$1]; 1/[.$B18])))/8" office:value-type="float" office:value="3594.31553009547" calcext:value-type="float">
            <text:p>3,594</text:p>
          </table:table-cell>
          <table:table-cell table:formula="of:=-([.K17]*[.$B18])/(LN(1-POWER([.$C$1]; 1/[.$B18])))/8" office:value-type="float" office:value="35943.1553009547" calcext:value-type="float">
            <text:p>35,943</text:p>
          </table:table-cell>
          <table:table-cell table:formula="of:=-([.L17]*[.$B18])/(LN(1-POWER([.$C$1]; 1/[.$B18])))/8" office:value-type="float" office:value="359431.553009547" calcext:value-type="float">
            <text:p>359,432</text:p>
          </table:table-cell>
        </table:table-row>
        <table:table-row table:style-name="ro1">
          <table:table-cell/>
          <table:table-cell table:formula="of:=[.B18]+1" office:value-type="float" office:value="16" calcext:value-type="float">
            <text:p>16</text:p>
          </table:table-cell>
          <table:table-cell table:formula="of:=-([.C18]*[.$B19])/(LN(1-POWER([.$C$1]; 1/[.$B19])))/8" office:value-type="float" office:value="0.000227439072995544" calcext:value-type="float">
            <text:p>0</text:p>
          </table:table-cell>
          <table:table-cell table:formula="of:=-([.D18]*[.$B19])/(LN(1-POWER([.$C$1]; 1/[.$B19])))/8" office:value-type="float" office:value="0.00227439072995544" calcext:value-type="float">
            <text:p>0</text:p>
          </table:table-cell>
          <table:table-cell table:formula="of:=-([.E18]*[.$B19])/(LN(1-POWER([.$C$1]; 1/[.$B19])))/8" office:value-type="float" office:value="0.0227439072995544" calcext:value-type="float">
            <text:p>0</text:p>
          </table:table-cell>
          <table:table-cell table:formula="of:=-([.F18]*[.$B19])/(LN(1-POWER([.$C$1]; 1/[.$B19])))/8" office:value-type="float" office:value="0.227439072995544" calcext:value-type="float">
            <text:p>0</text:p>
          </table:table-cell>
          <table:table-cell table:formula="of:=-([.G18]*[.$B19])/(LN(1-POWER([.$C$1]; 1/[.$B19])))/8" office:value-type="float" office:value="2.27439072995544" calcext:value-type="float">
            <text:p>2</text:p>
          </table:table-cell>
          <table:table-cell table:formula="of:=-([.H18]*[.$B19])/(LN(1-POWER([.$C$1]; 1/[.$B19])))/8" office:value-type="float" office:value="22.7439072995544" calcext:value-type="float">
            <text:p>23</text:p>
          </table:table-cell>
          <table:table-cell table:formula="of:=-([.I18]*[.$B19])/(LN(1-POWER([.$C$1]; 1/[.$B19])))/8" office:value-type="float" office:value="227.439072995544" calcext:value-type="float">
            <text:p>227</text:p>
          </table:table-cell>
          <table:table-cell table:formula="of:=-([.J18]*[.$B19])/(LN(1-POWER([.$C$1]; 1/[.$B19])))/8" office:value-type="float" office:value="2274.39072995544" calcext:value-type="float">
            <text:p>2,274</text:p>
          </table:table-cell>
          <table:table-cell table:formula="of:=-([.K18]*[.$B19])/(LN(1-POWER([.$C$1]; 1/[.$B19])))/8" office:value-type="float" office:value="22743.9072995544" calcext:value-type="float">
            <text:p>22,744</text:p>
          </table:table-cell>
          <table:table-cell table:formula="of:=-([.L18]*[.$B19])/(LN(1-POWER([.$C$1]; 1/[.$B19])))/8" office:value-type="float" office:value="227439.072995544" calcext:value-type="float">
            <text:p>227,439</text:p>
          </table:table-cell>
        </table:table-row>
        <table:table-row table:style-name="ro1">
          <table:table-cell/>
          <table:table-cell table:formula="of:=[.B19]+1" office:value-type="float" office:value="17" calcext:value-type="float">
            <text:p>17</text:p>
          </table:table-cell>
          <table:table-cell table:formula="of:=-([.C19]*[.$B20])/(LN(1-POWER([.$C$1]; 1/[.$B20])))/8" office:value-type="float" office:value="0.000150093625571183" calcext:value-type="float">
            <text:p>0</text:p>
          </table:table-cell>
          <table:table-cell table:formula="of:=-([.D19]*[.$B20])/(LN(1-POWER([.$C$1]; 1/[.$B20])))/8" office:value-type="float" office:value="0.00150093625571183" calcext:value-type="float">
            <text:p>0</text:p>
          </table:table-cell>
          <table:table-cell table:formula="of:=-([.E19]*[.$B20])/(LN(1-POWER([.$C$1]; 1/[.$B20])))/8" office:value-type="float" office:value="0.0150093625571183" calcext:value-type="float">
            <text:p>0</text:p>
          </table:table-cell>
          <table:table-cell table:formula="of:=-([.F19]*[.$B20])/(LN(1-POWER([.$C$1]; 1/[.$B20])))/8" office:value-type="float" office:value="0.150093625571183" calcext:value-type="float">
            <text:p>0</text:p>
          </table:table-cell>
          <table:table-cell table:formula="of:=-([.G19]*[.$B20])/(LN(1-POWER([.$C$1]; 1/[.$B20])))/8" office:value-type="float" office:value="1.50093625571183" calcext:value-type="float">
            <text:p>2</text:p>
          </table:table-cell>
          <table:table-cell table:formula="of:=-([.H19]*[.$B20])/(LN(1-POWER([.$C$1]; 1/[.$B20])))/8" office:value-type="float" office:value="15.0093625571183" calcext:value-type="float">
            <text:p>15</text:p>
          </table:table-cell>
          <table:table-cell table:formula="of:=-([.I19]*[.$B20])/(LN(1-POWER([.$C$1]; 1/[.$B20])))/8" office:value-type="float" office:value="150.093625571183" calcext:value-type="float">
            <text:p>150</text:p>
          </table:table-cell>
          <table:table-cell table:formula="of:=-([.J19]*[.$B20])/(LN(1-POWER([.$C$1]; 1/[.$B20])))/8" office:value-type="float" office:value="1500.93625571183" calcext:value-type="float">
            <text:p>1,501</text:p>
          </table:table-cell>
          <table:table-cell table:formula="of:=-([.K19]*[.$B20])/(LN(1-POWER([.$C$1]; 1/[.$B20])))/8" office:value-type="float" office:value="15009.3625571183" calcext:value-type="float">
            <text:p>15,009</text:p>
          </table:table-cell>
          <table:table-cell table:formula="of:=-([.L19]*[.$B20])/(LN(1-POWER([.$C$1]; 1/[.$B20])))/8" office:value-type="float" office:value="150093.625571183" calcext:value-type="float">
            <text:p>150,094</text:p>
          </table:table-cell>
        </table:table-row>
        <table:table-row table:style-name="ro1">
          <table:table-cell/>
          <table:table-cell table:formula="of:=[.B20]+1" office:value-type="float" office:value="18" calcext:value-type="float">
            <text:p>18</text:p>
          </table:table-cell>
          <table:table-cell table:formula="of:=-([.C20]*[.$B21])/(LN(1-POWER([.$C$1]; 1/[.$B21])))/8" office:value-type="float" office:value="0.000103083858987512" calcext:value-type="float">
            <text:p>0</text:p>
          </table:table-cell>
          <table:table-cell table:formula="of:=-([.D20]*[.$B21])/(LN(1-POWER([.$C$1]; 1/[.$B21])))/8" office:value-type="float" office:value="0.00103083858987512" calcext:value-type="float">
            <text:p>0</text:p>
          </table:table-cell>
          <table:table-cell table:formula="of:=-([.E20]*[.$B21])/(LN(1-POWER([.$C$1]; 1/[.$B21])))/8" office:value-type="float" office:value="0.0103083858987512" calcext:value-type="float">
            <text:p>0</text:p>
          </table:table-cell>
          <table:table-cell table:formula="of:=-([.F20]*[.$B21])/(LN(1-POWER([.$C$1]; 1/[.$B21])))/8" office:value-type="float" office:value="0.103083858987512" calcext:value-type="float">
            <text:p>0</text:p>
          </table:table-cell>
          <table:table-cell table:formula="of:=-([.G20]*[.$B21])/(LN(1-POWER([.$C$1]; 1/[.$B21])))/8" office:value-type="float" office:value="1.03083858987512" calcext:value-type="float">
            <text:p>1</text:p>
          </table:table-cell>
          <table:table-cell table:formula="of:=-([.H20]*[.$B21])/(LN(1-POWER([.$C$1]; 1/[.$B21])))/8" office:value-type="float" office:value="10.3083858987512" calcext:value-type="float">
            <text:p>10</text:p>
          </table:table-cell>
          <table:table-cell table:formula="of:=-([.I20]*[.$B21])/(LN(1-POWER([.$C$1]; 1/[.$B21])))/8" office:value-type="float" office:value="103.083858987512" calcext:value-type="float">
            <text:p>103</text:p>
          </table:table-cell>
          <table:table-cell table:formula="of:=-([.J20]*[.$B21])/(LN(1-POWER([.$C$1]; 1/[.$B21])))/8" office:value-type="float" office:value="1030.83858987512" calcext:value-type="float">
            <text:p>1,031</text:p>
          </table:table-cell>
          <table:table-cell table:formula="of:=-([.K20]*[.$B21])/(LN(1-POWER([.$C$1]; 1/[.$B21])))/8" office:value-type="float" office:value="10308.3858987512" calcext:value-type="float">
            <text:p>10,308</text:p>
          </table:table-cell>
          <table:table-cell table:formula="of:=-([.L20]*[.$B21])/(LN(1-POWER([.$C$1]; 1/[.$B21])))/8" office:value-type="float" office:value="103083.858987512" calcext:value-type="float">
            <text:p>103,084</text:p>
          </table:table-cell>
        </table:table-row>
        <table:table-row table:style-name="ro1">
          <table:table-cell/>
          <table:table-cell table:formula="of:=[.B21]+1" office:value-type="float" office:value="19" calcext:value-type="float">
            <text:p>19</text:p>
          </table:table-cell>
          <table:table-cell table:formula="of:=-([.C21]*[.$B22])/(LN(1-POWER([.$C$1]; 1/[.$B22])))/8" office:value-type="float" office:value="0.0000735398252473647" calcext:value-type="float">
            <text:p>0</text:p>
          </table:table-cell>
          <table:table-cell table:formula="of:=-([.D21]*[.$B22])/(LN(1-POWER([.$C$1]; 1/[.$B22])))/8" office:value-type="float" office:value="0.000735398252473647" calcext:value-type="float">
            <text:p>0</text:p>
          </table:table-cell>
          <table:table-cell table:formula="of:=-([.E21]*[.$B22])/(LN(1-POWER([.$C$1]; 1/[.$B22])))/8" office:value-type="float" office:value="0.00735398252473647" calcext:value-type="float">
            <text:p>0</text:p>
          </table:table-cell>
          <table:table-cell table:formula="of:=-([.F21]*[.$B22])/(LN(1-POWER([.$C$1]; 1/[.$B22])))/8" office:value-type="float" office:value="0.0735398252473647" calcext:value-type="float">
            <text:p>0</text:p>
          </table:table-cell>
          <table:table-cell table:formula="of:=-([.G21]*[.$B22])/(LN(1-POWER([.$C$1]; 1/[.$B22])))/8" office:value-type="float" office:value="0.735398252473647" calcext:value-type="float">
            <text:p>1</text:p>
          </table:table-cell>
          <table:table-cell table:formula="of:=-([.H21]*[.$B22])/(LN(1-POWER([.$C$1]; 1/[.$B22])))/8" office:value-type="float" office:value="7.35398252473647" calcext:value-type="float">
            <text:p>7</text:p>
          </table:table-cell>
          <table:table-cell table:formula="of:=-([.I21]*[.$B22])/(LN(1-POWER([.$C$1]; 1/[.$B22])))/8" office:value-type="float" office:value="73.5398252473647" calcext:value-type="float">
            <text:p>74</text:p>
          </table:table-cell>
          <table:table-cell table:formula="of:=-([.J21]*[.$B22])/(LN(1-POWER([.$C$1]; 1/[.$B22])))/8" office:value-type="float" office:value="735.398252473648" calcext:value-type="float">
            <text:p>735</text:p>
          </table:table-cell>
          <table:table-cell table:formula="of:=-([.K21]*[.$B22])/(LN(1-POWER([.$C$1]; 1/[.$B22])))/8" office:value-type="float" office:value="7353.98252473647" calcext:value-type="float">
            <text:p>7,354</text:p>
          </table:table-cell>
          <table:table-cell table:formula="of:=-([.L21]*[.$B22])/(LN(1-POWER([.$C$1]; 1/[.$B22])))/8" office:value-type="float" office:value="73539.8252473647" calcext:value-type="float">
            <text:p>73,540</text:p>
          </table:table-cell>
        </table:table-row>
        <table:table-row table:style-name="ro1">
          <table:table-cell/>
          <table:table-cell table:formula="of:=[.B22]+1" office:value-type="float" office:value="20" calcext:value-type="float">
            <text:p>20</text:p>
          </table:table-cell>
          <table:table-cell table:formula="of:=-([.C22]*[.$B23])/(LN(1-POWER([.$C$1]; 1/[.$B23])))/8" office:value-type="float" office:value="0.0000544010258639607" calcext:value-type="float">
            <text:p>0</text:p>
          </table:table-cell>
          <table:table-cell table:formula="of:=-([.D22]*[.$B23])/(LN(1-POWER([.$C$1]; 1/[.$B23])))/8" office:value-type="float" office:value="0.000544010258639607" calcext:value-type="float">
            <text:p>0</text:p>
          </table:table-cell>
          <table:table-cell table:formula="of:=-([.E22]*[.$B23])/(LN(1-POWER([.$C$1]; 1/[.$B23])))/8" office:value-type="float" office:value="0.00544010258639607" calcext:value-type="float">
            <text:p>0</text:p>
          </table:table-cell>
          <table:table-cell table:formula="of:=-([.F22]*[.$B23])/(LN(1-POWER([.$C$1]; 1/[.$B23])))/8" office:value-type="float" office:value="0.0544010258639608" calcext:value-type="float">
            <text:p>0</text:p>
          </table:table-cell>
          <table:table-cell table:formula="of:=-([.G22]*[.$B23])/(LN(1-POWER([.$C$1]; 1/[.$B23])))/8" office:value-type="float" office:value="0.544010258639607" calcext:value-type="float">
            <text:p>1</text:p>
          </table:table-cell>
          <table:table-cell table:formula="of:=-([.H22]*[.$B23])/(LN(1-POWER([.$C$1]; 1/[.$B23])))/8" office:value-type="float" office:value="5.44010258639607" calcext:value-type="float">
            <text:p>5</text:p>
          </table:table-cell>
          <table:table-cell table:formula="of:=-([.I22]*[.$B23])/(LN(1-POWER([.$C$1]; 1/[.$B23])))/8" office:value-type="float" office:value="54.4010258639607" calcext:value-type="float">
            <text:p>54</text:p>
          </table:table-cell>
          <table:table-cell table:formula="of:=-([.J22]*[.$B23])/(LN(1-POWER([.$C$1]; 1/[.$B23])))/8" office:value-type="float" office:value="544.010258639608" calcext:value-type="float">
            <text:p>544</text:p>
          </table:table-cell>
          <table:table-cell table:formula="of:=-([.K22]*[.$B23])/(LN(1-POWER([.$C$1]; 1/[.$B23])))/8" office:value-type="float" office:value="5440.10258639607" calcext:value-type="float">
            <text:p>5,440</text:p>
          </table:table-cell>
          <table:table-cell table:formula="of:=-([.L22]*[.$B23])/(LN(1-POWER([.$C$1]; 1/[.$B23])))/8" office:value-type="float" office:value="54401.0258639607" calcext:value-type="float">
            <text:p>54,401</text:p>
          </table:table-cell>
        </table:table-row>
        <table:table-row table:style-name="ro1">
          <table:table-cell/>
          <table:table-cell table:formula="of:=[.B23]+1" office:value-type="float" office:value="21" calcext:value-type="float">
            <text:p>21</text:p>
          </table:table-cell>
          <table:table-cell table:formula="of:=-([.C23]*[.$B24])/(LN(1-POWER([.$C$1]; 1/[.$B24])))/8" office:value-type="float" office:value="0.0000416638847587272" calcext:value-type="float">
            <text:p>0</text:p>
          </table:table-cell>
          <table:table-cell table:formula="of:=-([.D23]*[.$B24])/(LN(1-POWER([.$C$1]; 1/[.$B24])))/8" office:value-type="float" office:value="0.000416638847587272" calcext:value-type="float">
            <text:p>0</text:p>
          </table:table-cell>
          <table:table-cell table:formula="of:=-([.E23]*[.$B24])/(LN(1-POWER([.$C$1]; 1/[.$B24])))/8" office:value-type="float" office:value="0.00416638847587272" calcext:value-type="float">
            <text:p>0</text:p>
          </table:table-cell>
          <table:table-cell table:formula="of:=-([.F23]*[.$B24])/(LN(1-POWER([.$C$1]; 1/[.$B24])))/8" office:value-type="float" office:value="0.0416638847587272" calcext:value-type="float">
            <text:p>0</text:p>
          </table:table-cell>
          <table:table-cell table:formula="of:=-([.G23]*[.$B24])/(LN(1-POWER([.$C$1]; 1/[.$B24])))/8" office:value-type="float" office:value="0.416638847587272" calcext:value-type="float">
            <text:p>0</text:p>
          </table:table-cell>
          <table:table-cell table:formula="of:=-([.H23]*[.$B24])/(LN(1-POWER([.$C$1]; 1/[.$B24])))/8" office:value-type="float" office:value="4.16638847587272" calcext:value-type="float">
            <text:p>4</text:p>
          </table:table-cell>
          <table:table-cell table:formula="of:=-([.I23]*[.$B24])/(LN(1-POWER([.$C$1]; 1/[.$B24])))/8" office:value-type="float" office:value="41.6638847587272" calcext:value-type="float">
            <text:p>42</text:p>
          </table:table-cell>
          <table:table-cell table:formula="of:=-([.J23]*[.$B24])/(LN(1-POWER([.$C$1]; 1/[.$B24])))/8" office:value-type="float" office:value="416.638847587272" calcext:value-type="float">
            <text:p>417</text:p>
          </table:table-cell>
          <table:table-cell table:formula="of:=-([.K23]*[.$B24])/(LN(1-POWER([.$C$1]; 1/[.$B24])))/8" office:value-type="float" office:value="4166.38847587272" calcext:value-type="float">
            <text:p>4,166</text:p>
          </table:table-cell>
          <table:table-cell table:formula="of:=-([.L23]*[.$B24])/(LN(1-POWER([.$C$1]; 1/[.$B24])))/8" office:value-type="float" office:value="41663.8847587272" calcext:value-type="float">
            <text:p>41,664</text:p>
          </table:table-cell>
        </table:table-row>
        <table:table-row table:style-name="ro1">
          <table:table-cell/>
          <table:table-cell table:formula="of:=[.B24]+1" office:value-type="float" office:value="22" calcext:value-type="float">
            <text:p>22</text:p>
          </table:table-cell>
          <table:table-cell table:formula="of:=-([.C24]*[.$B25])/(LN(1-POWER([.$C$1]; 1/[.$B25])))/8" office:value-type="float" office:value="0.0000329878674105526" calcext:value-type="float">
            <text:p>0</text:p>
          </table:table-cell>
          <table:table-cell table:formula="of:=-([.D24]*[.$B25])/(LN(1-POWER([.$C$1]; 1/[.$B25])))/8" office:value-type="float" office:value="0.000329878674105526" calcext:value-type="float">
            <text:p>0</text:p>
          </table:table-cell>
          <table:table-cell table:formula="of:=-([.E24]*[.$B25])/(LN(1-POWER([.$C$1]; 1/[.$B25])))/8" office:value-type="float" office:value="0.00329878674105526" calcext:value-type="float">
            <text:p>0</text:p>
          </table:table-cell>
          <table:table-cell table:formula="of:=-([.F24]*[.$B25])/(LN(1-POWER([.$C$1]; 1/[.$B25])))/8" office:value-type="float" office:value="0.0329878674105526" calcext:value-type="float">
            <text:p>0</text:p>
          </table:table-cell>
          <table:table-cell table:formula="of:=-([.G24]*[.$B25])/(LN(1-POWER([.$C$1]; 1/[.$B25])))/8" office:value-type="float" office:value="0.329878674105526" calcext:value-type="float">
            <text:p>0</text:p>
          </table:table-cell>
          <table:table-cell table:formula="of:=-([.H24]*[.$B25])/(LN(1-POWER([.$C$1]; 1/[.$B25])))/8" office:value-type="float" office:value="3.29878674105526" calcext:value-type="float">
            <text:p>3</text:p>
          </table:table-cell>
          <table:table-cell table:formula="of:=-([.I24]*[.$B25])/(LN(1-POWER([.$C$1]; 1/[.$B25])))/8" office:value-type="float" office:value="32.9878674105526" calcext:value-type="float">
            <text:p>33</text:p>
          </table:table-cell>
          <table:table-cell table:formula="of:=-([.J24]*[.$B25])/(LN(1-POWER([.$C$1]; 1/[.$B25])))/8" office:value-type="float" office:value="329.878674105527" calcext:value-type="float">
            <text:p>330</text:p>
          </table:table-cell>
          <table:table-cell table:formula="of:=-([.K24]*[.$B25])/(LN(1-POWER([.$C$1]; 1/[.$B25])))/8" office:value-type="float" office:value="3298.78674105526" calcext:value-type="float">
            <text:p>3,299</text:p>
          </table:table-cell>
          <table:table-cell table:formula="of:=-([.L24]*[.$B25])/(LN(1-POWER([.$C$1]; 1/[.$B25])))/8" office:value-type="float" office:value="32987.8674105526" calcext:value-type="float">
            <text:p>32,988</text:p>
          </table:table-cell>
        </table:table-row>
        <table:table-row table:style-name="ro1">
          <table:table-cell/>
          <table:table-cell table:formula="of:=[.B25]+1" office:value-type="float" office:value="23" calcext:value-type="float">
            <text:p>23</text:p>
          </table:table-cell>
          <table:table-cell table:formula="of:=-([.C25]*[.$B26])/(LN(1-POWER([.$C$1]; 1/[.$B26])))/8" office:value-type="float" office:value="0.0000269659089839683" calcext:value-type="float">
            <text:p>0</text:p>
          </table:table-cell>
          <table:table-cell table:formula="of:=-([.D25]*[.$B26])/(LN(1-POWER([.$C$1]; 1/[.$B26])))/8" office:value-type="float" office:value="0.000269659089839683" calcext:value-type="float">
            <text:p>0</text:p>
          </table:table-cell>
          <table:table-cell table:formula="of:=-([.E25]*[.$B26])/(LN(1-POWER([.$C$1]; 1/[.$B26])))/8" office:value-type="float" office:value="0.00269659089839683" calcext:value-type="float">
            <text:p>0</text:p>
          </table:table-cell>
          <table:table-cell table:formula="of:=-([.F25]*[.$B26])/(LN(1-POWER([.$C$1]; 1/[.$B26])))/8" office:value-type="float" office:value="0.0269659089839684" calcext:value-type="float">
            <text:p>0</text:p>
          </table:table-cell>
          <table:table-cell table:formula="of:=-([.G25]*[.$B26])/(LN(1-POWER([.$C$1]; 1/[.$B26])))/8" office:value-type="float" office:value="0.269659089839684" calcext:value-type="float">
            <text:p>0</text:p>
          </table:table-cell>
          <table:table-cell table:formula="of:=-([.H25]*[.$B26])/(LN(1-POWER([.$C$1]; 1/[.$B26])))/8" office:value-type="float" office:value="2.69659089839683" calcext:value-type="float">
            <text:p>3</text:p>
          </table:table-cell>
          <table:table-cell table:formula="of:=-([.I25]*[.$B26])/(LN(1-POWER([.$C$1]; 1/[.$B26])))/8" office:value-type="float" office:value="26.9659089839684" calcext:value-type="float">
            <text:p>27</text:p>
          </table:table-cell>
          <table:table-cell table:formula="of:=-([.J25]*[.$B26])/(LN(1-POWER([.$C$1]; 1/[.$B26])))/8" office:value-type="float" office:value="269.659089839684" calcext:value-type="float">
            <text:p>270</text:p>
          </table:table-cell>
          <table:table-cell table:formula="of:=-([.K25]*[.$B26])/(LN(1-POWER([.$C$1]; 1/[.$B26])))/8" office:value-type="float" office:value="2696.59089839683" calcext:value-type="float">
            <text:p>2,697</text:p>
          </table:table-cell>
          <table:table-cell table:formula="of:=-([.L25]*[.$B26])/(LN(1-POWER([.$C$1]; 1/[.$B26])))/8" office:value-type="float" office:value="26965.9089839684" calcext:value-type="float">
            <text:p>26,966</text:p>
          </table:table-cell>
        </table:table-row>
        <table:table-row table:style-name="ro1">
          <table:table-cell/>
          <table:table-cell table:formula="of:=[.B26]+1" office:value-type="float" office:value="24" calcext:value-type="float">
            <text:p>24</text:p>
          </table:table-cell>
          <table:table-cell table:formula="of:=-([.C26]*[.$B27])/(LN(1-POWER([.$C$1]; 1/[.$B27])))/8" office:value-type="float" office:value="0.0000227306408050615" calcext:value-type="float">
            <text:p>0</text:p>
          </table:table-cell>
          <table:table-cell table:formula="of:=-([.D26]*[.$B27])/(LN(1-POWER([.$C$1]; 1/[.$B27])))/8" office:value-type="float" office:value="0.000227306408050615" calcext:value-type="float">
            <text:p>0</text:p>
          </table:table-cell>
          <table:table-cell table:formula="of:=-([.E26]*[.$B27])/(LN(1-POWER([.$C$1]; 1/[.$B27])))/8" office:value-type="float" office:value="0.00227306408050615" calcext:value-type="float">
            <text:p>0</text:p>
          </table:table-cell>
          <table:table-cell table:formula="of:=-([.F26]*[.$B27])/(LN(1-POWER([.$C$1]; 1/[.$B27])))/8" office:value-type="float" office:value="0.0227306408050615" calcext:value-type="float">
            <text:p>0</text:p>
          </table:table-cell>
          <table:table-cell table:formula="of:=-([.G26]*[.$B27])/(LN(1-POWER([.$C$1]; 1/[.$B27])))/8" office:value-type="float" office:value="0.227306408050615" calcext:value-type="float">
            <text:p>0</text:p>
          </table:table-cell>
          <table:table-cell table:formula="of:=-([.H26]*[.$B27])/(LN(1-POWER([.$C$1]; 1/[.$B27])))/8" office:value-type="float" office:value="2.27306408050615" calcext:value-type="float">
            <text:p>2</text:p>
          </table:table-cell>
          <table:table-cell table:formula="of:=-([.I26]*[.$B27])/(LN(1-POWER([.$C$1]; 1/[.$B27])))/8" office:value-type="float" office:value="22.7306408050615" calcext:value-type="float">
            <text:p>23</text:p>
          </table:table-cell>
          <table:table-cell table:formula="of:=-([.J26]*[.$B27])/(LN(1-POWER([.$C$1]; 1/[.$B27])))/8" office:value-type="float" office:value="227.306408050615" calcext:value-type="float">
            <text:p>227</text:p>
          </table:table-cell>
          <table:table-cell table:formula="of:=-([.K26]*[.$B27])/(LN(1-POWER([.$C$1]; 1/[.$B27])))/8" office:value-type="float" office:value="2273.06408050615" calcext:value-type="float">
            <text:p>2,273</text:p>
          </table:table-cell>
          <table:table-cell table:formula="of:=-([.L26]*[.$B27])/(LN(1-POWER([.$C$1]; 1/[.$B27])))/8" office:value-type="float" office:value="22730.6408050615" calcext:value-type="float">
            <text:p>22,731</text:p>
          </table:table-cell>
        </table:table-row>
        <table:table-row table:style-name="ro1">
          <table:table-cell/>
          <table:table-cell table:formula="of:=[.B27]+1" office:value-type="float" office:value="25" calcext:value-type="float">
            <text:p>25</text:p>
          </table:table-cell>
          <table:table-cell table:formula="of:=-([.C27]*[.$B28])/(LN(1-POWER([.$C$1]; 1/[.$B28])))/8" office:value-type="float" office:value="0.0000197357369775714" calcext:value-type="float">
            <text:p>0</text:p>
          </table:table-cell>
          <table:table-cell table:formula="of:=-([.D27]*[.$B28])/(LN(1-POWER([.$C$1]; 1/[.$B28])))/8" office:value-type="float" office:value="0.000197357369775714" calcext:value-type="float">
            <text:p>0</text:p>
          </table:table-cell>
          <table:table-cell table:formula="of:=-([.E27]*[.$B28])/(LN(1-POWER([.$C$1]; 1/[.$B28])))/8" office:value-type="float" office:value="0.00197357369775714" calcext:value-type="float">
            <text:p>0</text:p>
          </table:table-cell>
          <table:table-cell table:formula="of:=-([.F27]*[.$B28])/(LN(1-POWER([.$C$1]; 1/[.$B28])))/8" office:value-type="float" office:value="0.0197357369775714" calcext:value-type="float">
            <text:p>0</text:p>
          </table:table-cell>
          <table:table-cell table:formula="of:=-([.G27]*[.$B28])/(LN(1-POWER([.$C$1]; 1/[.$B28])))/8" office:value-type="float" office:value="0.197357369775714" calcext:value-type="float">
            <text:p>0</text:p>
          </table:table-cell>
          <table:table-cell table:formula="of:=-([.H27]*[.$B28])/(LN(1-POWER([.$C$1]; 1/[.$B28])))/8" office:value-type="float" office:value="1.97357369775714" calcext:value-type="float">
            <text:p>2</text:p>
          </table:table-cell>
          <table:table-cell table:formula="of:=-([.I27]*[.$B28])/(LN(1-POWER([.$C$1]; 1/[.$B28])))/8" office:value-type="float" office:value="19.7357369775714" calcext:value-type="float">
            <text:p>20</text:p>
          </table:table-cell>
          <table:table-cell table:formula="of:=-([.J27]*[.$B28])/(LN(1-POWER([.$C$1]; 1/[.$B28])))/8" office:value-type="float" office:value="197.357369775714" calcext:value-type="float">
            <text:p>197</text:p>
          </table:table-cell>
          <table:table-cell table:formula="of:=-([.K27]*[.$B28])/(LN(1-POWER([.$C$1]; 1/[.$B28])))/8" office:value-type="float" office:value="1973.57369775714" calcext:value-type="float">
            <text:p>1,974</text:p>
          </table:table-cell>
          <table:table-cell table:formula="of:=-([.L27]*[.$B28])/(LN(1-POWER([.$C$1]; 1/[.$B28])))/8" office:value-type="float" office:value="19735.7369775714" calcext:value-type="float">
            <text:p>19,736</text:p>
          </table:table-cell>
        </table:table-row>
        <table:table-row table:style-name="ro1">
          <table:table-cell/>
          <table:table-cell table:formula="of:=[.B28]+1" office:value-type="float" office:value="26" calcext:value-type="float">
            <text:p>26</text:p>
          </table:table-cell>
          <table:table-cell table:formula="of:=-([.C28]*[.$B29])/(LN(1-POWER([.$C$1]; 1/[.$B29])))/8" office:value-type="float" office:value="0.0000176313191518097" calcext:value-type="float">
            <text:p>0</text:p>
          </table:table-cell>
          <table:table-cell table:formula="of:=-([.D28]*[.$B29])/(LN(1-POWER([.$C$1]; 1/[.$B29])))/8" office:value-type="float" office:value="0.000176313191518097" calcext:value-type="float">
            <text:p>0</text:p>
          </table:table-cell>
          <table:table-cell table:formula="of:=-([.E28]*[.$B29])/(LN(1-POWER([.$C$1]; 1/[.$B29])))/8" office:value-type="float" office:value="0.00176313191518097" calcext:value-type="float">
            <text:p>0</text:p>
          </table:table-cell>
          <table:table-cell table:formula="of:=-([.F28]*[.$B29])/(LN(1-POWER([.$C$1]; 1/[.$B29])))/8" office:value-type="float" office:value="0.0176313191518097" calcext:value-type="float">
            <text:p>0</text:p>
          </table:table-cell>
          <table:table-cell table:formula="of:=-([.G28]*[.$B29])/(LN(1-POWER([.$C$1]; 1/[.$B29])))/8" office:value-type="float" office:value="0.176313191518097" calcext:value-type="float">
            <text:p>0</text:p>
          </table:table-cell>
          <table:table-cell table:formula="of:=-([.H28]*[.$B29])/(LN(1-POWER([.$C$1]; 1/[.$B29])))/8" office:value-type="float" office:value="1.76313191518097" calcext:value-type="float">
            <text:p>2</text:p>
          </table:table-cell>
          <table:table-cell table:formula="of:=-([.I28]*[.$B29])/(LN(1-POWER([.$C$1]; 1/[.$B29])))/8" office:value-type="float" office:value="17.6313191518097" calcext:value-type="float">
            <text:p>18</text:p>
          </table:table-cell>
          <table:table-cell table:formula="of:=-([.J28]*[.$B29])/(LN(1-POWER([.$C$1]; 1/[.$B29])))/8" office:value-type="float" office:value="176.313191518097" calcext:value-type="float">
            <text:p>176</text:p>
          </table:table-cell>
          <table:table-cell table:formula="of:=-([.K28]*[.$B29])/(LN(1-POWER([.$C$1]; 1/[.$B29])))/8" office:value-type="float" office:value="1763.13191518097" calcext:value-type="float">
            <text:p>1,763</text:p>
          </table:table-cell>
          <table:table-cell table:formula="of:=-([.L28]*[.$B29])/(LN(1-POWER([.$C$1]; 1/[.$B29])))/8" office:value-type="float" office:value="17631.3191518097" calcext:value-type="float">
            <text:p>17,631</text:p>
          </table:table-cell>
        </table:table-row>
        <table:table-row table:style-name="ro1">
          <table:table-cell/>
          <table:table-cell table:formula="of:=[.B29]+1" office:value-type="float" office:value="27" calcext:value-type="float">
            <text:p>27</text:p>
          </table:table-cell>
          <table:table-cell table:formula="of:=-([.C29]*[.$B30])/(LN(1-POWER([.$C$1]; 1/[.$B30])))/8" office:value-type="float" office:value="0.0000161913299796342" calcext:value-type="float">
            <text:p>0</text:p>
          </table:table-cell>
          <table:table-cell table:formula="of:=-([.D29]*[.$B30])/(LN(1-POWER([.$C$1]; 1/[.$B30])))/8" office:value-type="float" office:value="0.000161913299796342" calcext:value-type="float">
            <text:p>0</text:p>
          </table:table-cell>
          <table:table-cell table:formula="of:=-([.E29]*[.$B30])/(LN(1-POWER([.$C$1]; 1/[.$B30])))/8" office:value-type="float" office:value="0.00161913299796342" calcext:value-type="float">
            <text:p>0</text:p>
          </table:table-cell>
          <table:table-cell table:formula="of:=-([.F29]*[.$B30])/(LN(1-POWER([.$C$1]; 1/[.$B30])))/8" office:value-type="float" office:value="0.0161913299796342" calcext:value-type="float">
            <text:p>0</text:p>
          </table:table-cell>
          <table:table-cell table:formula="of:=-([.G29]*[.$B30])/(LN(1-POWER([.$C$1]; 1/[.$B30])))/8" office:value-type="float" office:value="0.161913299796342" calcext:value-type="float">
            <text:p>0</text:p>
          </table:table-cell>
          <table:table-cell table:formula="of:=-([.H29]*[.$B30])/(LN(1-POWER([.$C$1]; 1/[.$B30])))/8" office:value-type="float" office:value="1.61913299796342" calcext:value-type="float">
            <text:p>2</text:p>
          </table:table-cell>
          <table:table-cell table:formula="of:=-([.I29]*[.$B30])/(LN(1-POWER([.$C$1]; 1/[.$B30])))/8" office:value-type="float" office:value="16.1913299796342" calcext:value-type="float">
            <text:p>16</text:p>
          </table:table-cell>
          <table:table-cell table:formula="of:=-([.J29]*[.$B30])/(LN(1-POWER([.$C$1]; 1/[.$B30])))/8" office:value-type="float" office:value="161.913299796342" calcext:value-type="float">
            <text:p>162</text:p>
          </table:table-cell>
          <table:table-cell table:formula="of:=-([.K29]*[.$B30])/(LN(1-POWER([.$C$1]; 1/[.$B30])))/8" office:value-type="float" office:value="1619.13299796342" calcext:value-type="float">
            <text:p>1,619</text:p>
          </table:table-cell>
          <table:table-cell table:formula="of:=-([.L29]*[.$B30])/(LN(1-POWER([.$C$1]; 1/[.$B30])))/8" office:value-type="float" office:value="16191.3299796342" calcext:value-type="float">
            <text:p>16,191</text:p>
          </table:table-cell>
        </table:table-row>
        <table:table-row table:style-name="ro1">
          <table:table-cell/>
          <table:table-cell table:formula="of:=[.B30]+1" office:value-type="float" office:value="28" calcext:value-type="float">
            <text:p>28</text:p>
          </table:table-cell>
          <table:table-cell table:formula="of:=-([.C30]*[.$B31])/(LN(1-POWER([.$C$1]; 1/[.$B31])))/8" office:value-type="float" office:value="0.0000152704374169043" calcext:value-type="float">
            <text:p>0</text:p>
          </table:table-cell>
          <table:table-cell table:formula="of:=-([.D30]*[.$B31])/(LN(1-POWER([.$C$1]; 1/[.$B31])))/8" office:value-type="float" office:value="0.000152704374169043" calcext:value-type="float">
            <text:p>0</text:p>
          </table:table-cell>
          <table:table-cell table:formula="of:=-([.E30]*[.$B31])/(LN(1-POWER([.$C$1]; 1/[.$B31])))/8" office:value-type="float" office:value="0.00152704374169043" calcext:value-type="float">
            <text:p>0</text:p>
          </table:table-cell>
          <table:table-cell table:formula="of:=-([.F30]*[.$B31])/(LN(1-POWER([.$C$1]; 1/[.$B31])))/8" office:value-type="float" office:value="0.0152704374169043" calcext:value-type="float">
            <text:p>0</text:p>
          </table:table-cell>
          <table:table-cell table:formula="of:=-([.G30]*[.$B31])/(LN(1-POWER([.$C$1]; 1/[.$B31])))/8" office:value-type="float" office:value="0.152704374169043" calcext:value-type="float">
            <text:p>0</text:p>
          </table:table-cell>
          <table:table-cell table:formula="of:=-([.H30]*[.$B31])/(LN(1-POWER([.$C$1]; 1/[.$B31])))/8" office:value-type="float" office:value="1.52704374169043" calcext:value-type="float">
            <text:p>2</text:p>
          </table:table-cell>
          <table:table-cell table:formula="of:=-([.I30]*[.$B31])/(LN(1-POWER([.$C$1]; 1/[.$B31])))/8" office:value-type="float" office:value="15.2704374169043" calcext:value-type="float">
            <text:p>15</text:p>
          </table:table-cell>
          <table:table-cell table:formula="of:=-([.J30]*[.$B31])/(LN(1-POWER([.$C$1]; 1/[.$B31])))/8" office:value-type="float" office:value="152.704374169043" calcext:value-type="float">
            <text:p>153</text:p>
          </table:table-cell>
          <table:table-cell table:formula="of:=-([.K30]*[.$B31])/(LN(1-POWER([.$C$1]; 1/[.$B31])))/8" office:value-type="float" office:value="1527.04374169043" calcext:value-type="float">
            <text:p>1,527</text:p>
          </table:table-cell>
          <table:table-cell table:formula="of:=-([.L30]*[.$B31])/(LN(1-POWER([.$C$1]; 1/[.$B31])))/8" office:value-type="float" office:value="15270.4374169043" calcext:value-type="float">
            <text:p>15,270</text:p>
          </table:table-cell>
        </table:table-row>
        <table:table-row table:style-name="ro1">
          <table:table-cell/>
          <table:table-cell table:formula="of:=[.B31]+1" office:value-type="float" office:value="29" calcext:value-type="float">
            <text:p>29</text:p>
          </table:table-cell>
          <table:table-cell table:formula="of:=-([.C31]*[.$B32])/(LN(1-POWER([.$C$1]; 1/[.$B32])))/8" office:value-type="float" office:value="0.0000147782276102546" calcext:value-type="float">
            <text:p>0</text:p>
          </table:table-cell>
          <table:table-cell table:formula="of:=-([.D31]*[.$B32])/(LN(1-POWER([.$C$1]; 1/[.$B32])))/8" office:value-type="float" office:value="0.000147782276102546" calcext:value-type="float">
            <text:p>0</text:p>
          </table:table-cell>
          <table:table-cell table:formula="of:=-([.E31]*[.$B32])/(LN(1-POWER([.$C$1]; 1/[.$B32])))/8" office:value-type="float" office:value="0.00147782276102546" calcext:value-type="float">
            <text:p>0</text:p>
          </table:table-cell>
          <table:table-cell table:formula="of:=-([.F31]*[.$B32])/(LN(1-POWER([.$C$1]; 1/[.$B32])))/8" office:value-type="float" office:value="0.0147782276102546" calcext:value-type="float">
            <text:p>0</text:p>
          </table:table-cell>
          <table:table-cell table:formula="of:=-([.G31]*[.$B32])/(LN(1-POWER([.$C$1]; 1/[.$B32])))/8" office:value-type="float" office:value="0.147782276102546" calcext:value-type="float">
            <text:p>0</text:p>
          </table:table-cell>
          <table:table-cell table:formula="of:=-([.H31]*[.$B32])/(LN(1-POWER([.$C$1]; 1/[.$B32])))/8" office:value-type="float" office:value="1.47782276102546" calcext:value-type="float">
            <text:p>1</text:p>
          </table:table-cell>
          <table:table-cell table:formula="of:=-([.I31]*[.$B32])/(LN(1-POWER([.$C$1]; 1/[.$B32])))/8" office:value-type="float" office:value="14.7782276102546" calcext:value-type="float">
            <text:p>15</text:p>
          </table:table-cell>
          <table:table-cell table:formula="of:=-([.J31]*[.$B32])/(LN(1-POWER([.$C$1]; 1/[.$B32])))/8" office:value-type="float" office:value="147.782276102546" calcext:value-type="float">
            <text:p>148</text:p>
          </table:table-cell>
          <table:table-cell table:formula="of:=-([.K31]*[.$B32])/(LN(1-POWER([.$C$1]; 1/[.$B32])))/8" office:value-type="float" office:value="1477.82276102546" calcext:value-type="float">
            <text:p>1,478</text:p>
          </table:table-cell>
          <table:table-cell table:formula="of:=-([.L31]*[.$B32])/(LN(1-POWER([.$C$1]; 1/[.$B32])))/8" office:value-type="float" office:value="14778.2276102546" calcext:value-type="float">
            <text:p>14,778</text:p>
          </table:table-cell>
        </table:table-row>
        <table:table-row table:style-name="ro1">
          <table:table-cell/>
          <table:table-cell table:formula="of:=[.B32]+1" office:value-type="float" office:value="30" calcext:value-type="float">
            <text:p>30</text:p>
          </table:table-cell>
          <table:table-cell table:formula="of:=-([.C32]*[.$B33])/(LN(1-POWER([.$C$1]; 1/[.$B33])))/8" office:value-type="float" office:value="0.0000146638863973292" calcext:value-type="float">
            <text:p>0</text:p>
          </table:table-cell>
          <table:table-cell table:formula="of:=-([.D32]*[.$B33])/(LN(1-POWER([.$C$1]; 1/[.$B33])))/8" office:value-type="float" office:value="0.000146638863973292" calcext:value-type="float">
            <text:p>0</text:p>
          </table:table-cell>
          <table:table-cell table:formula="of:=-([.E32]*[.$B33])/(LN(1-POWER([.$C$1]; 1/[.$B33])))/8" office:value-type="float" office:value="0.00146638863973292" calcext:value-type="float">
            <text:p>0</text:p>
          </table:table-cell>
          <table:table-cell table:formula="of:=-([.F32]*[.$B33])/(LN(1-POWER([.$C$1]; 1/[.$B33])))/8" office:value-type="float" office:value="0.0146638863973292" calcext:value-type="float">
            <text:p>0</text:p>
          </table:table-cell>
          <table:table-cell table:formula="of:=-([.G32]*[.$B33])/(LN(1-POWER([.$C$1]; 1/[.$B33])))/8" office:value-type="float" office:value="0.146638863973292" calcext:value-type="float">
            <text:p>0</text:p>
          </table:table-cell>
          <table:table-cell table:formula="of:=-([.H32]*[.$B33])/(LN(1-POWER([.$C$1]; 1/[.$B33])))/8" office:value-type="float" office:value="1.46638863973292" calcext:value-type="float">
            <text:p>1</text:p>
          </table:table-cell>
          <table:table-cell table:formula="of:=-([.I32]*[.$B33])/(LN(1-POWER([.$C$1]; 1/[.$B33])))/8" office:value-type="float" office:value="14.6638863973292" calcext:value-type="float">
            <text:p>15</text:p>
          </table:table-cell>
          <table:table-cell table:formula="of:=-([.J32]*[.$B33])/(LN(1-POWER([.$C$1]; 1/[.$B33])))/8" office:value-type="float" office:value="146.638863973292" calcext:value-type="float">
            <text:p>147</text:p>
          </table:table-cell>
          <table:table-cell table:formula="of:=-([.K32]*[.$B33])/(LN(1-POWER([.$C$1]; 1/[.$B33])))/8" office:value-type="float" office:value="1466.38863973292" calcext:value-type="float">
            <text:p>1,466</text:p>
          </table:table-cell>
          <table:table-cell table:formula="of:=-([.L32]*[.$B33])/(LN(1-POWER([.$C$1]; 1/[.$B33])))/8" office:value-type="float" office:value="14663.8863973292" calcext:value-type="float">
            <text:p>14,664</text:p>
          </table:table-cell>
        </table:table-row>
        <table:table-row table:style-name="ro1">
          <table:table-cell/>
          <table:table-cell table:formula="of:=[.B33]+1" office:value-type="float" office:value="31" calcext:value-type="float">
            <text:p>31</text:p>
          </table:table-cell>
          <table:table-cell table:formula="of:=-([.C33]*[.$B34])/(LN(1-POWER([.$C$1]; 1/[.$B34])))/8" office:value-type="float" office:value="0.0000149075660995163" calcext:value-type="float">
            <text:p>0</text:p>
          </table:table-cell>
          <table:table-cell table:formula="of:=-([.D33]*[.$B34])/(LN(1-POWER([.$C$1]; 1/[.$B34])))/8" office:value-type="float" office:value="0.000149075660995163" calcext:value-type="float">
            <text:p>0</text:p>
          </table:table-cell>
          <table:table-cell table:formula="of:=-([.E33]*[.$B34])/(LN(1-POWER([.$C$1]; 1/[.$B34])))/8" office:value-type="float" office:value="0.00149075660995163" calcext:value-type="float">
            <text:p>0</text:p>
          </table:table-cell>
          <table:table-cell table:formula="of:=-([.F33]*[.$B34])/(LN(1-POWER([.$C$1]; 1/[.$B34])))/8" office:value-type="float" office:value="0.0149075660995163" calcext:value-type="float">
            <text:p>0</text:p>
          </table:table-cell>
          <table:table-cell table:formula="of:=-([.G33]*[.$B34])/(LN(1-POWER([.$C$1]; 1/[.$B34])))/8" office:value-type="float" office:value="0.149075660995163" calcext:value-type="float">
            <text:p>0</text:p>
          </table:table-cell>
          <table:table-cell table:formula="of:=-([.H33]*[.$B34])/(LN(1-POWER([.$C$1]; 1/[.$B34])))/8" office:value-type="float" office:value="1.49075660995163" calcext:value-type="float">
            <text:p>1</text:p>
          </table:table-cell>
          <table:table-cell table:formula="of:=-([.I33]*[.$B34])/(LN(1-POWER([.$C$1]; 1/[.$B34])))/8" office:value-type="float" office:value="14.9075660995163" calcext:value-type="float">
            <text:p>15</text:p>
          </table:table-cell>
          <table:table-cell table:formula="of:=-([.J33]*[.$B34])/(LN(1-POWER([.$C$1]; 1/[.$B34])))/8" office:value-type="float" office:value="149.075660995163" calcext:value-type="float">
            <text:p>149</text:p>
          </table:table-cell>
          <table:table-cell table:formula="of:=-([.K33]*[.$B34])/(LN(1-POWER([.$C$1]; 1/[.$B34])))/8" office:value-type="float" office:value="1490.75660995163" calcext:value-type="float">
            <text:p>1,491</text:p>
          </table:table-cell>
          <table:table-cell table:formula="of:=-([.L33]*[.$B34])/(LN(1-POWER([.$C$1]; 1/[.$B34])))/8" office:value-type="float" office:value="14907.5660995163" calcext:value-type="float">
            <text:p>14,908</text:p>
          </table:table-cell>
        </table:table-row>
        <table:table-row table:style-name="ro1">
          <table:table-cell/>
          <table:table-cell table:formula="of:=[.B34]+1" office:value-type="float" office:value="32" calcext:value-type="float">
            <text:p>32</text:p>
          </table:table-cell>
          <table:table-cell table:formula="of:=-([.C34]*[.$B35])/(LN(1-POWER([.$C$1]; 1/[.$B35])))/8" office:value-type="float" office:value="0.0000155163513129373" calcext:value-type="float">
            <text:p>0</text:p>
          </table:table-cell>
          <table:table-cell table:formula="of:=-([.D34]*[.$B35])/(LN(1-POWER([.$C$1]; 1/[.$B35])))/8" office:value-type="float" office:value="0.000155163513129373" calcext:value-type="float">
            <text:p>0</text:p>
          </table:table-cell>
          <table:table-cell table:formula="of:=-([.E34]*[.$B35])/(LN(1-POWER([.$C$1]; 1/[.$B35])))/8" office:value-type="float" office:value="0.00155163513129373" calcext:value-type="float">
            <text:p>0</text:p>
          </table:table-cell>
          <table:table-cell table:formula="of:=-([.F34]*[.$B35])/(LN(1-POWER([.$C$1]; 1/[.$B35])))/8" office:value-type="float" office:value="0.0155163513129373" calcext:value-type="float">
            <text:p>0</text:p>
          </table:table-cell>
          <table:table-cell table:formula="of:=-([.G34]*[.$B35])/(LN(1-POWER([.$C$1]; 1/[.$B35])))/8" office:value-type="float" office:value="0.155163513129373" calcext:value-type="float">
            <text:p>0</text:p>
          </table:table-cell>
          <table:table-cell table:formula="of:=-([.H34]*[.$B35])/(LN(1-POWER([.$C$1]; 1/[.$B35])))/8" office:value-type="float" office:value="1.55163513129373" calcext:value-type="float">
            <text:p>2</text:p>
          </table:table-cell>
          <table:table-cell table:formula="of:=-([.I34]*[.$B35])/(LN(1-POWER([.$C$1]; 1/[.$B35])))/8" office:value-type="float" office:value="15.5163513129373" calcext:value-type="float">
            <text:p>16</text:p>
          </table:table-cell>
          <table:table-cell table:formula="of:=-([.J34]*[.$B35])/(LN(1-POWER([.$C$1]; 1/[.$B35])))/8" office:value-type="float" office:value="155.163513129373" calcext:value-type="float">
            <text:p>155</text:p>
          </table:table-cell>
          <table:table-cell table:formula="of:=-([.K34]*[.$B35])/(LN(1-POWER([.$C$1]; 1/[.$B35])))/8" office:value-type="float" office:value="1551.63513129373" calcext:value-type="float">
            <text:p>1,552</text:p>
          </table:table-cell>
          <table:table-cell table:formula="of:=-([.L34]*[.$B35])/(LN(1-POWER([.$C$1]; 1/[.$B35])))/8" office:value-type="float" office:value="15516.3513129373" calcext:value-type="float">
            <text:p>15,516</text:p>
          </table:table-cell>
        </table:table-row>
        <table:table-row table:style-name="ro1">
          <table:table-cell/>
          <table:table-cell table:formula="of:=[.B35]+1" office:value-type="float" office:value="33" calcext:value-type="float">
            <text:p>33</text:p>
          </table:table-cell>
          <table:table-cell table:formula="of:=-([.C35]*[.$B36])/(LN(1-POWER([.$C$1]; 1/[.$B36])))/8" office:value-type="float" office:value="0.0000165237840787775" calcext:value-type="float">
            <text:p>0</text:p>
          </table:table-cell>
          <table:table-cell table:formula="of:=-([.D35]*[.$B36])/(LN(1-POWER([.$C$1]; 1/[.$B36])))/8" office:value-type="float" office:value="0.000165237840787775" calcext:value-type="float">
            <text:p>0</text:p>
          </table:table-cell>
          <table:table-cell table:formula="of:=-([.E35]*[.$B36])/(LN(1-POWER([.$C$1]; 1/[.$B36])))/8" office:value-type="float" office:value="0.00165237840787775" calcext:value-type="float">
            <text:p>0</text:p>
          </table:table-cell>
          <table:table-cell table:formula="of:=-([.F35]*[.$B36])/(LN(1-POWER([.$C$1]; 1/[.$B36])))/8" office:value-type="float" office:value="0.0165237840787775" calcext:value-type="float">
            <text:p>0</text:p>
          </table:table-cell>
          <table:table-cell table:formula="of:=-([.G35]*[.$B36])/(LN(1-POWER([.$C$1]; 1/[.$B36])))/8" office:value-type="float" office:value="0.165237840787775" calcext:value-type="float">
            <text:p>0</text:p>
          </table:table-cell>
          <table:table-cell table:formula="of:=-([.H35]*[.$B36])/(LN(1-POWER([.$C$1]; 1/[.$B36])))/8" office:value-type="float" office:value="1.65237840787775" calcext:value-type="float">
            <text:p>2</text:p>
          </table:table-cell>
          <table:table-cell table:formula="of:=-([.I35]*[.$B36])/(LN(1-POWER([.$C$1]; 1/[.$B36])))/8" office:value-type="float" office:value="16.5237840787775" calcext:value-type="float">
            <text:p>17</text:p>
          </table:table-cell>
          <table:table-cell table:formula="of:=-([.J35]*[.$B36])/(LN(1-POWER([.$C$1]; 1/[.$B36])))/8" office:value-type="float" office:value="165.237840787775" calcext:value-type="float">
            <text:p>165</text:p>
          </table:table-cell>
          <table:table-cell table:formula="of:=-([.K35]*[.$B36])/(LN(1-POWER([.$C$1]; 1/[.$B36])))/8" office:value-type="float" office:value="1652.37840787775" calcext:value-type="float">
            <text:p>1,652</text:p>
          </table:table-cell>
          <table:table-cell table:formula="of:=-([.L35]*[.$B36])/(LN(1-POWER([.$C$1]; 1/[.$B36])))/8" office:value-type="float" office:value="16523.7840787775" calcext:value-type="float">
            <text:p>16,524</text:p>
          </table:table-cell>
        </table:table-row>
        <table:table-row table:style-name="ro1">
          <table:table-cell/>
          <table:table-cell table:formula="of:=[.B36]+1" office:value-type="float" office:value="34" calcext:value-type="float">
            <text:p>34</text:p>
          </table:table-cell>
          <table:table-cell table:formula="of:=-([.C36]*[.$B37])/(LN(1-POWER([.$C$1]; 1/[.$B37])))/8" office:value-type="float" office:value="0.0000179926190781076" calcext:value-type="float">
            <text:p>0</text:p>
          </table:table-cell>
          <table:table-cell table:formula="of:=-([.D36]*[.$B37])/(LN(1-POWER([.$C$1]; 1/[.$B37])))/8" office:value-type="float" office:value="0.000179926190781076" calcext:value-type="float">
            <text:p>0</text:p>
          </table:table-cell>
          <table:table-cell table:formula="of:=-([.E36]*[.$B37])/(LN(1-POWER([.$C$1]; 1/[.$B37])))/8" office:value-type="float" office:value="0.00179926190781076" calcext:value-type="float">
            <text:p>0</text:p>
          </table:table-cell>
          <table:table-cell table:formula="of:=-([.F36]*[.$B37])/(LN(1-POWER([.$C$1]; 1/[.$B37])))/8" office:value-type="float" office:value="0.0179926190781076" calcext:value-type="float">
            <text:p>0</text:p>
          </table:table-cell>
          <table:table-cell table:formula="of:=-([.G36]*[.$B37])/(LN(1-POWER([.$C$1]; 1/[.$B37])))/8" office:value-type="float" office:value="0.179926190781076" calcext:value-type="float">
            <text:p>0</text:p>
          </table:table-cell>
          <table:table-cell table:formula="of:=-([.H36]*[.$B37])/(LN(1-POWER([.$C$1]; 1/[.$B37])))/8" office:value-type="float" office:value="1.79926190781076" calcext:value-type="float">
            <text:p>2</text:p>
          </table:table-cell>
          <table:table-cell table:formula="of:=-([.I36]*[.$B37])/(LN(1-POWER([.$C$1]; 1/[.$B37])))/8" office:value-type="float" office:value="17.9926190781076" calcext:value-type="float">
            <text:p>18</text:p>
          </table:table-cell>
          <table:table-cell table:formula="of:=-([.J36]*[.$B37])/(LN(1-POWER([.$C$1]; 1/[.$B37])))/8" office:value-type="float" office:value="179.926190781076" calcext:value-type="float">
            <text:p>180</text:p>
          </table:table-cell>
          <table:table-cell table:formula="of:=-([.K36]*[.$B37])/(LN(1-POWER([.$C$1]; 1/[.$B37])))/8" office:value-type="float" office:value="1799.26190781076" calcext:value-type="float">
            <text:p>1,799</text:p>
          </table:table-cell>
          <table:table-cell table:formula="of:=-([.L36]*[.$B37])/(LN(1-POWER([.$C$1]; 1/[.$B37])))/8" office:value-type="float" office:value="17992.6190781076" calcext:value-type="float">
            <text:p>17,993</text:p>
          </table:table-cell>
        </table:table-row>
        <table:table-row table:style-name="ro1">
          <table:table-cell/>
          <table:table-cell table:formula="of:=[.B37]+1" office:value-type="float" office:value="35" calcext:value-type="float">
            <text:p>35</text:p>
          </table:table-cell>
          <table:table-cell table:formula="of:=-([.C37]*[.$B38])/(LN(1-POWER([.$C$1]; 1/[.$B38])))/8" office:value-type="float" office:value="0.0000200210526305083" calcext:value-type="float">
            <text:p>0</text:p>
          </table:table-cell>
          <table:table-cell table:formula="of:=-([.D37]*[.$B38])/(LN(1-POWER([.$C$1]; 1/[.$B38])))/8" office:value-type="float" office:value="0.000200210526305083" calcext:value-type="float">
            <text:p>0</text:p>
          </table:table-cell>
          <table:table-cell table:formula="of:=-([.E37]*[.$B38])/(LN(1-POWER([.$C$1]; 1/[.$B38])))/8" office:value-type="float" office:value="0.00200210526305083" calcext:value-type="float">
            <text:p>0</text:p>
          </table:table-cell>
          <table:table-cell table:formula="of:=-([.F37]*[.$B38])/(LN(1-POWER([.$C$1]; 1/[.$B38])))/8" office:value-type="float" office:value="0.0200210526305083" calcext:value-type="float">
            <text:p>0</text:p>
          </table:table-cell>
          <table:table-cell table:formula="of:=-([.G37]*[.$B38])/(LN(1-POWER([.$C$1]; 1/[.$B38])))/8" office:value-type="float" office:value="0.200210526305083" calcext:value-type="float">
            <text:p>0</text:p>
          </table:table-cell>
          <table:table-cell table:formula="of:=-([.H37]*[.$B38])/(LN(1-POWER([.$C$1]; 1/[.$B38])))/8" office:value-type="float" office:value="2.00210526305083" calcext:value-type="float">
            <text:p>2</text:p>
          </table:table-cell>
          <table:table-cell table:formula="of:=-([.I37]*[.$B38])/(LN(1-POWER([.$C$1]; 1/[.$B38])))/8" office:value-type="float" office:value="20.0210526305083" calcext:value-type="float">
            <text:p>20</text:p>
          </table:table-cell>
          <table:table-cell table:formula="of:=-([.J37]*[.$B38])/(LN(1-POWER([.$C$1]; 1/[.$B38])))/8" office:value-type="float" office:value="200.210526305083" calcext:value-type="float">
            <text:p>200</text:p>
          </table:table-cell>
          <table:table-cell table:formula="of:=-([.K37]*[.$B38])/(LN(1-POWER([.$C$1]; 1/[.$B38])))/8" office:value-type="float" office:value="2002.10526305083" calcext:value-type="float">
            <text:p>2,002</text:p>
          </table:table-cell>
          <table:table-cell table:formula="of:=-([.L37]*[.$B38])/(LN(1-POWER([.$C$1]; 1/[.$B38])))/8" office:value-type="float" office:value="20021.0526305083" calcext:value-type="float">
            <text:p>20,021</text:p>
          </table:table-cell>
        </table:table-row>
        <table:table-row table:style-name="ro1">
          <table:table-cell/>
          <table:table-cell table:formula="of:=[.B38]+1" office:value-type="float" office:value="36" calcext:value-type="float">
            <text:p>36</text:p>
          </table:table-cell>
          <table:table-cell table:formula="of:=-([.C38]*[.$B39])/(LN(1-POWER([.$C$1]; 1/[.$B39])))/8" office:value-type="float" office:value="0.0000227532447870253" calcext:value-type="float">
            <text:p>0</text:p>
          </table:table-cell>
          <table:table-cell table:formula="of:=-([.D38]*[.$B39])/(LN(1-POWER([.$C$1]; 1/[.$B39])))/8" office:value-type="float" office:value="0.000227532447870253" calcext:value-type="float">
            <text:p>0</text:p>
          </table:table-cell>
          <table:table-cell table:formula="of:=-([.E38]*[.$B39])/(LN(1-POWER([.$C$1]; 1/[.$B39])))/8" office:value-type="float" office:value="0.00227532447870253" calcext:value-type="float">
            <text:p>0</text:p>
          </table:table-cell>
          <table:table-cell table:formula="of:=-([.F38]*[.$B39])/(LN(1-POWER([.$C$1]; 1/[.$B39])))/8" office:value-type="float" office:value="0.0227532447870253" calcext:value-type="float">
            <text:p>0</text:p>
          </table:table-cell>
          <table:table-cell table:formula="of:=-([.G38]*[.$B39])/(LN(1-POWER([.$C$1]; 1/[.$B39])))/8" office:value-type="float" office:value="0.227532447870253" calcext:value-type="float">
            <text:p>0</text:p>
          </table:table-cell>
          <table:table-cell table:formula="of:=-([.H38]*[.$B39])/(LN(1-POWER([.$C$1]; 1/[.$B39])))/8" office:value-type="float" office:value="2.27532447870253" calcext:value-type="float">
            <text:p>2</text:p>
          </table:table-cell>
          <table:table-cell table:formula="of:=-([.I38]*[.$B39])/(LN(1-POWER([.$C$1]; 1/[.$B39])))/8" office:value-type="float" office:value="22.7532447870253" calcext:value-type="float">
            <text:p>23</text:p>
          </table:table-cell>
          <table:table-cell table:formula="of:=-([.J38]*[.$B39])/(LN(1-POWER([.$C$1]; 1/[.$B39])))/8" office:value-type="float" office:value="227.532447870253" calcext:value-type="float">
            <text:p>228</text:p>
          </table:table-cell>
          <table:table-cell table:formula="of:=-([.K38]*[.$B39])/(LN(1-POWER([.$C$1]; 1/[.$B39])))/8" office:value-type="float" office:value="2275.32447870253" calcext:value-type="float">
            <text:p>2,275</text:p>
          </table:table-cell>
          <table:table-cell table:formula="of:=-([.L38]*[.$B39])/(LN(1-POWER([.$C$1]; 1/[.$B39])))/8" office:value-type="float" office:value="22753.2447870253" calcext:value-type="float">
            <text:p>22,753</text:p>
          </table:table-cell>
        </table:table-row>
        <table:table-row table:style-name="ro1">
          <table:table-cell/>
          <table:table-cell table:formula="of:=[.B39]+1" office:value-type="float" office:value="37" calcext:value-type="float">
            <text:p>37</text:p>
          </table:table-cell>
          <table:table-cell table:formula="of:=-([.C39]*[.$B40])/(LN(1-POWER([.$C$1]; 1/[.$B40])))/8" office:value-type="float" office:value="0.0000263956567109035" calcext:value-type="float">
            <text:p>0</text:p>
          </table:table-cell>
          <table:table-cell table:formula="of:=-([.D39]*[.$B40])/(LN(1-POWER([.$C$1]; 1/[.$B40])))/8" office:value-type="float" office:value="0.000263956567109034" calcext:value-type="float">
            <text:p>0</text:p>
          </table:table-cell>
          <table:table-cell table:formula="of:=-([.E39]*[.$B40])/(LN(1-POWER([.$C$1]; 1/[.$B40])))/8" office:value-type="float" office:value="0.00263956567109035" calcext:value-type="float">
            <text:p>0</text:p>
          </table:table-cell>
          <table:table-cell table:formula="of:=-([.F39]*[.$B40])/(LN(1-POWER([.$C$1]; 1/[.$B40])))/8" office:value-type="float" office:value="0.0263956567109035" calcext:value-type="float">
            <text:p>0</text:p>
          </table:table-cell>
          <table:table-cell table:formula="of:=-([.G39]*[.$B40])/(LN(1-POWER([.$C$1]; 1/[.$B40])))/8" office:value-type="float" office:value="0.263956567109035" calcext:value-type="float">
            <text:p>0</text:p>
          </table:table-cell>
          <table:table-cell table:formula="of:=-([.H39]*[.$B40])/(LN(1-POWER([.$C$1]; 1/[.$B40])))/8" office:value-type="float" office:value="2.63956567109035" calcext:value-type="float">
            <text:p>3</text:p>
          </table:table-cell>
          <table:table-cell table:formula="of:=-([.I39]*[.$B40])/(LN(1-POWER([.$C$1]; 1/[.$B40])))/8" office:value-type="float" office:value="26.3956567109035" calcext:value-type="float">
            <text:p>26</text:p>
          </table:table-cell>
          <table:table-cell table:formula="of:=-([.J39]*[.$B40])/(LN(1-POWER([.$C$1]; 1/[.$B40])))/8" office:value-type="float" office:value="263.956567109035" calcext:value-type="float">
            <text:p>264</text:p>
          </table:table-cell>
          <table:table-cell table:formula="of:=-([.K39]*[.$B40])/(LN(1-POWER([.$C$1]; 1/[.$B40])))/8" office:value-type="float" office:value="2639.56567109034" calcext:value-type="float">
            <text:p>2,640</text:p>
          </table:table-cell>
          <table:table-cell table:formula="of:=-([.L39]*[.$B40])/(LN(1-POWER([.$C$1]; 1/[.$B40])))/8" office:value-type="float" office:value="26395.6567109035" calcext:value-type="float">
            <text:p>26,396</text:p>
          </table:table-cell>
        </table:table-row>
        <table:table-row table:style-name="ro1">
          <table:table-cell/>
          <table:table-cell table:formula="of:=[.B40]+1" office:value-type="float" office:value="38" calcext:value-type="float">
            <text:p>38</text:p>
          </table:table-cell>
          <table:table-cell table:formula="of:=-([.C40]*[.$B41])/(LN(1-POWER([.$C$1]; 1/[.$B41])))/8" office:value-type="float" office:value="0.0000312417011910656" calcext:value-type="float">
            <text:p>0</text:p>
          </table:table-cell>
          <table:table-cell table:formula="of:=-([.D40]*[.$B41])/(LN(1-POWER([.$C$1]; 1/[.$B41])))/8" office:value-type="float" office:value="0.000312417011910656" calcext:value-type="float">
            <text:p>0</text:p>
          </table:table-cell>
          <table:table-cell table:formula="of:=-([.E40]*[.$B41])/(LN(1-POWER([.$C$1]; 1/[.$B41])))/8" office:value-type="float" office:value="0.00312417011910656" calcext:value-type="float">
            <text:p>0</text:p>
          </table:table-cell>
          <table:table-cell table:formula="of:=-([.F40]*[.$B41])/(LN(1-POWER([.$C$1]; 1/[.$B41])))/8" office:value-type="float" office:value="0.0312417011910656" calcext:value-type="float">
            <text:p>0</text:p>
          </table:table-cell>
          <table:table-cell table:formula="of:=-([.G40]*[.$B41])/(LN(1-POWER([.$C$1]; 1/[.$B41])))/8" office:value-type="float" office:value="0.312417011910656" calcext:value-type="float">
            <text:p>0</text:p>
          </table:table-cell>
          <table:table-cell table:formula="of:=-([.H40]*[.$B41])/(LN(1-POWER([.$C$1]; 1/[.$B41])))/8" office:value-type="float" office:value="3.12417011910656" calcext:value-type="float">
            <text:p>3</text:p>
          </table:table-cell>
          <table:table-cell table:formula="of:=-([.I40]*[.$B41])/(LN(1-POWER([.$C$1]; 1/[.$B41])))/8" office:value-type="float" office:value="31.2417011910656" calcext:value-type="float">
            <text:p>31</text:p>
          </table:table-cell>
          <table:table-cell table:formula="of:=-([.J40]*[.$B41])/(LN(1-POWER([.$C$1]; 1/[.$B41])))/8" office:value-type="float" office:value="312.417011910657" calcext:value-type="float">
            <text:p>312</text:p>
          </table:table-cell>
          <table:table-cell table:formula="of:=-([.K40]*[.$B41])/(LN(1-POWER([.$C$1]; 1/[.$B41])))/8" office:value-type="float" office:value="3124.17011910656" calcext:value-type="float">
            <text:p>3,124</text:p>
          </table:table-cell>
          <table:table-cell table:formula="of:=-([.L40]*[.$B41])/(LN(1-POWER([.$C$1]; 1/[.$B41])))/8" office:value-type="float" office:value="31241.7011910656" calcext:value-type="float">
            <text:p>31,242</text:p>
          </table:table-cell>
        </table:table-row>
        <table:table-row table:style-name="ro1">
          <table:table-cell/>
          <table:table-cell table:formula="of:=[.B41]+1" office:value-type="float" office:value="39" calcext:value-type="float">
            <text:p>39</text:p>
          </table:table-cell>
          <table:table-cell table:formula="of:=-([.C41]*[.$B42])/(LN(1-POWER([.$C$1]; 1/[.$B42])))/8" office:value-type="float" office:value="0.0000377086550255178" calcext:value-type="float">
            <text:p>0</text:p>
          </table:table-cell>
          <table:table-cell table:formula="of:=-([.D41]*[.$B42])/(LN(1-POWER([.$C$1]; 1/[.$B42])))/8" office:value-type="float" office:value="0.000377086550255178" calcext:value-type="float">
            <text:p>0</text:p>
          </table:table-cell>
          <table:table-cell table:formula="of:=-([.E41]*[.$B42])/(LN(1-POWER([.$C$1]; 1/[.$B42])))/8" office:value-type="float" office:value="0.00377086550255178" calcext:value-type="float">
            <text:p>0</text:p>
          </table:table-cell>
          <table:table-cell table:formula="of:=-([.F41]*[.$B42])/(LN(1-POWER([.$C$1]; 1/[.$B42])))/8" office:value-type="float" office:value="0.0377086550255179" calcext:value-type="float">
            <text:p>0</text:p>
          </table:table-cell>
          <table:table-cell table:formula="of:=-([.G41]*[.$B42])/(LN(1-POWER([.$C$1]; 1/[.$B42])))/8" office:value-type="float" office:value="0.377086550255179" calcext:value-type="float">
            <text:p>0</text:p>
          </table:table-cell>
          <table:table-cell table:formula="of:=-([.H41]*[.$B42])/(LN(1-POWER([.$C$1]; 1/[.$B42])))/8" office:value-type="float" office:value="3.77086550255179" calcext:value-type="float">
            <text:p>4</text:p>
          </table:table-cell>
          <table:table-cell table:formula="of:=-([.I41]*[.$B42])/(LN(1-POWER([.$C$1]; 1/[.$B42])))/8" office:value-type="float" office:value="37.7086550255178" calcext:value-type="float">
            <text:p>38</text:p>
          </table:table-cell>
          <table:table-cell table:formula="of:=-([.J41]*[.$B42])/(LN(1-POWER([.$C$1]; 1/[.$B42])))/8" office:value-type="float" office:value="377.086550255179" calcext:value-type="float">
            <text:p>377</text:p>
          </table:table-cell>
          <table:table-cell table:formula="of:=-([.K41]*[.$B42])/(LN(1-POWER([.$C$1]; 1/[.$B42])))/8" office:value-type="float" office:value="3770.86550255178" calcext:value-type="float">
            <text:p>3,771</text:p>
          </table:table-cell>
          <table:table-cell table:formula="of:=-([.L41]*[.$B42])/(LN(1-POWER([.$C$1]; 1/[.$B42])))/8" office:value-type="float" office:value="37708.6550255179" calcext:value-type="float">
            <text:p>37,709</text:p>
          </table:table-cell>
        </table:table-row>
        <table:table-row table:style-name="ro1">
          <table:table-cell/>
          <table:table-cell table:formula="of:=[.B42]+1" office:value-type="float" office:value="40" calcext:value-type="float">
            <text:p>40</text:p>
          </table:table-cell>
          <table:table-cell table:formula="of:=-([.C42]*[.$B43])/(LN(1-POWER([.$C$1]; 1/[.$B43])))/8" office:value-type="float" office:value="0.000046393017822726" calcext:value-type="float">
            <text:p>0</text:p>
          </table:table-cell>
          <table:table-cell table:formula="of:=-([.D42]*[.$B43])/(LN(1-POWER([.$C$1]; 1/[.$B43])))/8" office:value-type="float" office:value="0.00046393017822726" calcext:value-type="float">
            <text:p>0</text:p>
          </table:table-cell>
          <table:table-cell table:formula="of:=-([.E42]*[.$B43])/(LN(1-POWER([.$C$1]; 1/[.$B43])))/8" office:value-type="float" office:value="0.00463930178227261" calcext:value-type="float">
            <text:p>0</text:p>
          </table:table-cell>
          <table:table-cell table:formula="of:=-([.F42]*[.$B43])/(LN(1-POWER([.$C$1]; 1/[.$B43])))/8" office:value-type="float" office:value="0.0463930178227261" calcext:value-type="float">
            <text:p>0</text:p>
          </table:table-cell>
          <table:table-cell table:formula="of:=-([.G42]*[.$B43])/(LN(1-POWER([.$C$1]; 1/[.$B43])))/8" office:value-type="float" office:value="0.463930178227261" calcext:value-type="float">
            <text:p>0</text:p>
          </table:table-cell>
          <table:table-cell table:formula="of:=-([.H42]*[.$B43])/(LN(1-POWER([.$C$1]; 1/[.$B43])))/8" office:value-type="float" office:value="4.63930178227261" calcext:value-type="float">
            <text:p>5</text:p>
          </table:table-cell>
          <table:table-cell table:formula="of:=-([.I42]*[.$B43])/(LN(1-POWER([.$C$1]; 1/[.$B43])))/8" office:value-type="float" office:value="46.393017822726" calcext:value-type="float">
            <text:p>46</text:p>
          </table:table-cell>
          <table:table-cell table:formula="of:=-([.J42]*[.$B43])/(LN(1-POWER([.$C$1]; 1/[.$B43])))/8" office:value-type="float" office:value="463.930178227261" calcext:value-type="float">
            <text:p>464</text:p>
          </table:table-cell>
          <table:table-cell table:formula="of:=-([.K42]*[.$B43])/(LN(1-POWER([.$C$1]; 1/[.$B43])))/8" office:value-type="float" office:value="4639.3017822726" calcext:value-type="float">
            <text:p>4,639</text:p>
          </table:table-cell>
          <table:table-cell table:formula="of:=-([.L42]*[.$B43])/(LN(1-POWER([.$C$1]; 1/[.$B43])))/8" office:value-type="float" office:value="46393.0178227261" calcext:value-type="float">
            <text:p>46,3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Wilke</meta:initial-creator>
    <meta:creation-date>2016-04-27T19:21:40.700734811</meta:creation-date>
    <dc:date>2016-04-27T20:24:08.422214652</dc:date>
    <dc:creator>Alexis Wilke</dc:creator>
    <meta:editing-duration>PT47M16S</meta:editing-duration>
    <meta:editing-cycles>2</meta:editing-cycles>
    <meta:generator>LibreOffice/4.2.8.2$Linux_X86_64 LibreOffice_project/420m0$Build-2</meta:generator>
    <meta:document-statistic meta:table-count="1" meta:cell-count="4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961cm" svg:height="17.214cm" xlink:href=".." xlink:type="simple" chart:class="chart:line" chart:style-name="ch1">
        <chart:legend chart:legend-position="end" svg:x="22.724cm" svg:y="8.308cm" style:legend-expansion="high" chart:style-name="ch2"/>
        <chart:plot-area chart:style-name="ch3" table:cell-range-address="Sheet1.F3:Sheet1.F33" svg:x="0.034cm" svg:y="0.389cm" svg:width="22.511cm" svg:height="16.614cm">
          <chartooo:coordinate-region svg:x="1.581cm" svg:y="0.588cm" svg:width="20.777cm" svg:height="15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3:Sheet1.F33" chart:class="chart:line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Sheet1.F3:Sheet1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336.88011112">
                <text:p>180336.88011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715.1135335713">
                <text:p>36715.11353357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22.71744872379">
                <text:p>8722.71744872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72.62494247397">
                <text:p>2372.62494247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5.319652813006">
                <text:p>725.319652813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5.540503334655">
                <text:p>245.540503334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.9784712349596">
                <text:p>90.97847123495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5527559619178">
                <text:p>36.55275596191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8039483195487">
                <text:p>15.8039483195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30702130990242">
                <text:p>7.307021309902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9372486830649">
                <text:p>3.593724868306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7162662679189">
                <text:p>1.87162662679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2819129197731">
                <text:p>1.028191291977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93796080453104">
                <text:p>0.5937960804531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9431553009547">
                <text:p>0.3594315530095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7439072995544">
                <text:p>0.2274390729955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0093625571183">
                <text:p>0.1500936255711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3083858987512">
                <text:p>0.1030838589875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35398252473647">
                <text:p>0.07353982524736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44010258639608">
                <text:p>0.05440102586396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16638847587272">
                <text:p>0.04166388475872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29878674105526">
                <text:p>0.03298786741055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69659089839684">
                <text:p>0.02696590898396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27306408050615">
                <text:p>0.02273064080506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97357369775714">
                <text:p>0.01973573697757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76313191518097">
                <text:p>0.01763131915180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61913299796342">
                <text:p>0.01619132997963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52704374169043">
                <text:p>0.01527043741690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47782276102546">
                <text:p>0.01477822761025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46638863973292">
                <text:p>0.01466388639732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